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apple-system" svg:font-family="apple-system, BlinkMacSystemFont, 'Segoe UI', Arial, sans-serif"/>
    <style:font-face style:name="monospace" svg:font-family="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Times New Roman1" fo:font-size="16pt" fo:language="ru" fo:country="RU" officeooo:rsid="00030738" officeooo:paragraph-rsid="00030738" style:font-size-asian="16pt" style:font-size-complex="16pt"/>
    </style:style>
    <style:style style:name="P2" style:family="paragraph" style:parent-style-name="Standard">
      <style:text-properties fo:color="#3465a4" style:font-name="Times New Roman1" fo:font-size="14pt" fo:language="ru" fo:country="RU" officeooo:rsid="0003877b" officeooo:paragraph-rsid="0003877b" style:font-size-asian="14pt" style:font-size-complex="14pt"/>
    </style:style>
    <style:style style:name="P3" style:family="paragraph" style:parent-style-name="Standard">
      <style:text-properties fo:color="#3465a4" style:font-name="Times New Roman1" fo:font-size="15pt" fo:language="ru" fo:country="RU" officeooo:rsid="00030738" officeooo:paragraph-rsid="00030738" style:font-size-asian="15pt" style:font-size-complex="15pt"/>
    </style:style>
    <style:style style:name="P4" style:family="paragraph" style:parent-style-name="Standard">
      <style:text-properties style:font-name="Times New Roman1" fo:language="ru" fo:country="RU"/>
    </style:style>
    <style:style style:name="P5" style:family="paragraph" style:parent-style-name="Standard">
      <style:text-properties officeooo:paragraph-rsid="00011178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style:font-name="Times New Roman1" fo:language="ru" fo:country="RU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language="ru" fo:country="RU" fo:font-style="normal" fo:font-weight="normal" officeooo:paragraph-rsid="00011178" style:font-size-asian="12pt" style:font-size-complex="12pt"/>
    </style:style>
    <style:style style:name="P8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011178"/>
    </style:style>
    <style:style style:name="P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22c52" officeooo:paragraph-rsid="00011178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011178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11178"/>
    </style:style>
    <style:style style:name="P12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11178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465a4" style:font-name="Times New Roman1" fo:font-size="16pt" fo:language="ru" fo:country="RU" officeooo:paragraph-rsid="00011178" style:font-size-asian="16pt" style:font-size-complex="16pt"/>
    </style:style>
    <style:style style:name="P14" style:family="paragraph" style:parent-style-name="Text_20_body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Times New Roman1" fo:font-size="14pt" fo:letter-spacing="normal" fo:language="ru" fo:country="RU" fo:font-style="normal" fo:font-weight="bold" officeooo:rsid="00011178" officeooo:paragraph-rsid="00011178" style:font-size-asian="14pt" style:font-size-complex="14pt"/>
    </style:style>
    <style:style style:name="P15" style:family="paragraph" style:parent-style-name="Heading_20_2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Times New Roman1" fo:font-size="14pt" fo:letter-spacing="normal" fo:language="ru" fo:country="RU" fo:font-style="normal" fo:font-weight="bold" officeooo:paragraph-rsid="00011178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1" fo:font-size="11pt" fo:language="ru" fo:country="RU" style:font-size-asian="11pt" style:font-size-complex="11pt" loext:padding="0cm" loext:border="none"/>
    </style:style>
    <style:style style:name="P1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bold" officeooo:rsid="00425118" officeooo:paragraph-rsid="00425118" fo:background-color="transparent" style:font-weight-asian="bold" style:font-weight-complex="bold" loext:padding="0cm" loext:border="none"/>
    </style:style>
    <style:style style:name="P18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paragraph-rsid="0005ecef" style:font-size-asian="12pt" style:font-size-complex="12pt"/>
    </style:style>
    <style:style style:name="P19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rsid="0005ecef" officeooo:paragraph-rsid="0005f00e" style:font-size-asian="12pt" style:font-size-complex="12pt"/>
    </style:style>
    <style:style style:name="P20" style:family="paragraph" style:parent-style-name="Text_20_body">
      <style:text-properties fo:font-variant="normal" fo:text-transform="none" style:font-name="Times New Roman1" fo:font-size="12pt" fo:letter-spacing="normal" fo:language="ru" fo:country="RU" fo:font-style="italic" fo:font-weight="bold" officeooo:rsid="0005f00e" officeooo:paragraph-rsid="0005f00e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text-properties style:font-name="Times New Roman1" fo:language="ru" fo:country="RU"/>
    </style:style>
    <style:style style:name="P22" style:family="paragraph" style:parent-style-name="Text_20_body">
      <style:text-properties style:font-name="Times New Roman1" fo:language="ru" fo:country="RU" fo:font-style="italic" fo:font-weight="bold" officeooo:paragraph-rsid="0005ecef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style:font-name="Times New Roman1" fo:language="ru" fo:country="RU" fo:font-style="normal" fo:font-weight="normal" officeooo:rsid="00091428" officeooo:paragraph-rsid="00095d17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Times New Roman1" fo:language="ru" fo:country="RU" officeooo:rsid="0005ecef" officeooo:paragraph-rsid="0005f00e"/>
    </style:style>
    <style:style style:name="P25" style:family="paragraph" style:parent-style-name="Text_20_body">
      <style:text-properties style:font-name="Times New Roman1" fo:language="ru" fo:country="RU" officeooo:rsid="00091428" officeooo:paragraph-rsid="00095d17"/>
    </style:style>
    <style:style style:name="P26" style:family="paragraph" style:parent-style-name="Text_20_body">
      <style:text-properties style:font-name="Times New Roman1" fo:language="ru" fo:country="RU" officeooo:rsid="00091428" officeooo:paragraph-rsid="00091428"/>
    </style:style>
    <style:style style:name="P27" style:family="paragraph" style:parent-style-name="Text_20_body">
      <style:text-properties style:font-name="Times New Roman1" fo:language="ru" fo:country="RU" officeooo:rsid="000b028a" officeooo:paragraph-rsid="000b028a"/>
    </style:style>
    <style:style style:name="P28" style:family="paragraph" style:parent-style-name="Text_20_body">
      <style:text-properties style:font-name="Times New Roman1" fo:language="ru" fo:country="RU" officeooo:rsid="00095d17" officeooo:paragraph-rsid="00095d17"/>
    </style:style>
    <style:style style:name="P29" style:family="paragraph" style:parent-style-name="Text_20_body">
      <style:text-properties style:font-name="Times New Roman1" fo:language="ru" fo:country="RU" fo:font-weight="bold" style:font-weight-asian="bold" style:font-weight-complex="bold"/>
    </style:style>
    <style:style style:name="P30" style:family="paragraph" style:parent-style-name="Text_20_body">
      <style:text-properties style:font-name="Times New Roman1" fo:language="ru" fo:country="RU" fo:font-weight="bold" officeooo:paragraph-rsid="0005285c" style:font-weight-asian="bold" style:font-weight-complex="bold"/>
    </style:style>
    <style:style style:name="P31" style:family="paragraph" style:parent-style-name="Text_20_body">
      <style:text-properties style:font-name="Times New Roman1" fo:language="ru" fo:country="RU" fo:font-weight="bold" officeooo:rsid="00091428" officeooo:paragraph-rsid="00129776" style:font-weight-asian="bold" style:font-weight-complex="bold"/>
    </style:style>
    <style:style style:name="P32" style:family="paragraph" style:parent-style-name="Text_20_body">
      <style:text-properties style:font-name="Times New Roman1" fo:language="ru" fo:country="RU" officeooo:rsid="000e3bfc" officeooo:paragraph-rsid="000e3bfc"/>
    </style:style>
    <style:style style:name="P33" style:family="paragraph" style:parent-style-name="Text_20_body">
      <style:text-properties style:font-name="Times New Roman1" fo:language="ru" fo:country="RU" officeooo:rsid="000f8815" officeooo:paragraph-rsid="000f8815"/>
    </style:style>
    <style:style style:name="P34" style:family="paragraph" style:parent-style-name="Text_20_body">
      <style:text-properties style:font-name="Times New Roman1" fo:language="ru" fo:country="RU" officeooo:paragraph-rsid="0013d4f3"/>
    </style:style>
    <style:style style:name="P35" style:family="paragraph" style:parent-style-name="Text_20_body">
      <style:text-properties style:font-name="Times New Roman1" fo:language="ru" fo:country="RU" officeooo:paragraph-rsid="003a8a3d"/>
    </style:style>
    <style:style style:name="P36" style:family="paragraph" style:parent-style-name="Text_20_body">
      <style:text-properties style:font-name="Times New Roman1" fo:language="ru" fo:country="RU" officeooo:paragraph-rsid="0046f915"/>
    </style:style>
    <style:style style:name="P37" style:family="paragraph" style:parent-style-name="Text_20_body">
      <style:text-properties style:font-name="Times New Roman1" fo:font-size="12pt" fo:language="ru" fo:country="RU" style:font-size-asian="12pt" style:font-size-complex="12pt"/>
    </style:style>
    <style:style style:name="P38" style:family="paragraph" style:parent-style-name="Text_20_body">
      <style:text-properties style:font-name="Times New Roman1" fo:font-size="12pt" fo:language="ru" fo:country="RU" officeooo:paragraph-rsid="004ac620" style:font-size-asian="12pt" style:font-size-complex="12pt"/>
    </style:style>
    <style:style style:name="P39" style:family="paragraph" style:parent-style-name="Text_20_body">
      <style:text-properties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text-properties fo:color="#000000" style:font-name="Times New Roman1" fo:font-size="12pt" fo:language="ru" fo:country="RU" style:font-size-asian="12pt" style:font-size-complex="12pt"/>
    </style:style>
    <style:style style:name="P41" style:family="paragraph" style:parent-style-name="Text_20_body">
      <style:text-properties fo:color="#000000"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Text_20_body">
      <style:text-properties fo:color="#0d1f63" style:font-name="Times New Roman1" fo:language="ru" fo:country="RU" fo:font-weight="normal" officeooo:rsid="000cec31" officeooo:paragraph-rsid="000f8815" style:font-weight-asian="normal" style:font-weight-complex="normal"/>
    </style:style>
    <style:style style:name="P43" style:family="paragraph" style:parent-style-name="Text_20_body">
      <style:text-properties fo:color="#610506" style:font-name="Times New Roman1" fo:font-size="12pt" fo:language="ru" fo:country="RU" fo:font-weight="normal" officeooo:rsid="000cec31" officeooo:paragraph-rsid="000fa548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color="#333333" style:font-name="Times New Roman1" fo:language="ru" fo:country="RU" officeooo:rsid="004695c4" officeooo:paragraph-rsid="004695c4"/>
    </style:style>
    <style:style style:name="P45" style:family="paragraph" style:parent-style-name="Text_20_body">
      <style:text-properties fo:color="#333333" style:font-name="Times New Roman1" fo:language="ru" fo:country="RU" officeooo:rsid="004695c4" officeooo:paragraph-rsid="004c81f5"/>
    </style:style>
    <style:style style:name="P46" style:family="paragraph" style:parent-style-name="Text_20_body">
      <style:paragraph-properties fo:text-align="end" style:justify-single-word="false"/>
      <style:text-properties officeooo:paragraph-rsid="00011178"/>
    </style:style>
    <style:style style:name="P47" style:family="paragraph" style:parent-style-name="Text_20_body">
      <style:paragraph-properties fo:text-align="center" style:justify-single-word="false"/>
      <style:text-properties officeooo:paragraph-rsid="00011178"/>
    </style:style>
    <style:style style:name="P48" style:family="paragraph" style:parent-style-name="Text_20_body">
      <style:text-properties fo:color="#0066b3" style:font-name="Times New Roman1" fo:font-size="15pt" fo:language="ru" fo:country="RU" officeooo:rsid="003b8335" officeooo:paragraph-rsid="003b8335" style:font-size-asian="15pt" style:font-size-complex="15pt"/>
    </style:style>
    <style:style style:name="P49" style:family="paragraph" style:parent-style-name="Text_20_body">
      <style:text-properties fo:color="#0066b3" style:font-name="Times New Roman1" fo:font-size="15pt" fo:language="ru" fo:country="RU" officeooo:rsid="00493eef" officeooo:paragraph-rsid="00493eef" style:font-size-asian="15pt" style:font-size-complex="15pt"/>
    </style:style>
    <style:style style:name="P50" style:family="paragraph" style:parent-style-name="Text_20_body">
      <style:text-properties officeooo:paragraph-rsid="004ac620"/>
    </style:style>
    <style:style style:name="P51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font-name="Times New Roman1" fo:font-size="11pt" fo:letter-spacing="normal" fo:language="ru" fo:country="RU" fo:font-style="normal" fo:font-weight="normal" officeooo:rsid="00195c6e" officeooo:paragraph-rsid="001a8b48" style:font-size-asian="11pt" style:font-size-complex="11pt"/>
    </style:style>
    <style:style style:name="P52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1pt" fo:language="ru" fo:country="RU" fo:font-weight="normal" officeooo:rsid="00195c6e" officeooo:paragraph-rsid="00195c6e" style:font-size-asian="11pt" style:font-size-complex="11pt"/>
    </style:style>
    <style:style style:name="P53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1pt" fo:language="ru" fo:country="RU" fo:font-weight="normal" officeooo:rsid="00195c6e" officeooo:paragraph-rsid="004c81f5" style:font-size-asian="11pt" style:font-size-complex="11pt"/>
    </style:style>
    <style:style style:name="P54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1b3d0d" style:font-size-asian="14pt" style:font-weight-asian="normal" style:font-size-complex="14pt" style:font-weight-complex="normal" loext:padding="0cm" loext:border="none"/>
    </style:style>
    <style:style style:name="P55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34f679" style:font-size-asian="14pt" style:font-weight-asian="normal" style:font-size-complex="14pt" style:font-weight-complex="normal" loext:padding="0cm" loext:border="none"/>
    </style:style>
    <style:style style:name="P56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1bed98" style:font-size-asian="14pt" style:font-weight-asian="normal" style:font-size-complex="14pt" style:font-weight-complex="normal" loext:padding="0cm" loext:border="none"/>
    </style:style>
    <style:style style:name="P57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33333" style:font-name="Times New Roman1" fo:language="ru" fo:country="RU" fo:font-weight="normal" officeooo:rsid="004695c4" officeooo:paragraph-rsid="004695c4"/>
    </style:style>
    <style:style style:name="P58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33333" style:font-name="Times New Roman1" fo:language="ru" fo:country="RU" fo:font-weight="normal" officeooo:rsid="004695c4" officeooo:paragraph-rsid="004c81f5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cec31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f8815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fa548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195c6e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3a8a3d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4695c4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4c81f5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195c6e" officeooo:paragraph-rsid="003a8a3d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0fa548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cec31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8815" style:font-size-asian="11pt" style:font-size-complex="11pt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 loext:padding="0cm" loext:border="none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d1f63" style:font-name="Times New Roman1" fo:font-size="10.5pt" fo:letter-spacing="normal" fo:language="ru" fo:country="RU" fo:font-style="normal" fo:font-weight="bold" officeooo:rsid="000cec31" officeooo:paragraph-rsid="000cec31" style:font-weight-asian="bold" style:font-weight-complex="bold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font-name="Times New Roman1" fo:font-size="12pt" fo:letter-spacing="normal" fo:language="ru" fo:country="RU" fo:font-style="normal" fo:font-weight="normal" officeooo:rsid="000cec31" officeooo:paragraph-rsid="000fa548" style:font-size-asian="12pt" style:font-size-complex="12pt"/>
    </style:style>
    <style:style style:name="P8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0f8815" style:font-size-asian="12pt" style:font-weight-asian="bold" style:font-size-complex="12pt" style:font-weight-complex="bold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195c6e" style:font-size-asian="12pt" style:font-weight-asian="bold" style:font-size-complex="12pt" style:font-weight-complex="bold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3a8a3d" style:font-size-asian="12pt" style:font-weight-asian="bold" style:font-size-complex="12pt" style:font-weight-complex="bold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4695c4" style:font-size-asian="12pt" style:font-weight-asian="bold" style:font-size-complex="12pt" style:font-weight-complex="bold"/>
    </style:style>
    <style:style style:name="P8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4c81f5" style:font-size-asian="12pt" style:font-weight-asian="bold" style:font-size-complex="12pt" style:font-weight-complex="bold"/>
    </style:style>
    <style:style style:name="P8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officeooo:rsid="00112cb9" officeooo:paragraph-rsid="00112cb9" style:font-size-asian="14pt" style:font-size-complex="14pt" loext:padding="0cm" loext:border="none"/>
    </style:style>
    <style:style style:name="P8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bold" officeooo:rsid="00112cb9" officeooo:paragraph-rsid="00112cb9" style:font-size-asian="14pt" style:font-weight-asian="bold" style:font-size-complex="14pt" style:font-weight-complex="bold" loext:padding="0cm" loext:border="none"/>
    </style:style>
    <style:style style:name="P88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Times New Roman1" fo:font-size="11pt" fo:language="ru" fo:country="RU" style:font-size-asian="11pt" style:font-size-complex="11pt" loext:padding="0cm" loext:border="none"/>
    </style:style>
    <style:style style:name="P8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1pt" fo:language="ru" fo:country="RU" officeooo:rsid="000b028a" officeooo:paragraph-rsid="000fa548" style:font-size-asian="11pt" style:font-size-complex="11pt" loext:padding="0cm" loext:border="none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4pt" fo:language="ru" fo:country="RU" officeooo:rsid="0014ef30" officeooo:paragraph-rsid="0014ef30" style:font-size-asian="14pt" style:font-size-complex="14pt" loext:padding="0cm" loext:border="none"/>
    </style:style>
    <style:style style:name="P9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4pt" fo:language="ru" fo:country="RU" officeooo:rsid="00195c6e" officeooo:paragraph-rsid="00195c6e" style:font-size-asian="14pt" style:font-size-complex="14pt" loext:padding="0cm" loext:border="none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5pt" fo:language="ru" fo:country="RU" officeooo:rsid="0014ef30" officeooo:paragraph-rsid="0014ef30" style:font-size-asian="15pt" style:font-size-complex="15pt" loext:padding="0cm" loext:border="none"/>
    </style:style>
    <style:style style:name="P9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4pt" fo:language="ru" fo:country="RU" officeooo:rsid="0016a86c" officeooo:paragraph-rsid="0016a86c" style:font-size-asian="14pt" style:font-size-complex="14pt" loext:padding="0cm" loext:border="none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3pt" fo:language="ru" fo:country="RU" fo:font-weight="bold" officeooo:rsid="0016a86c" officeooo:paragraph-rsid="0016a86c" style:font-size-asian="13pt" style:font-weight-asian="bold" style:font-size-complex="13pt" style:font-weight-complex="bold" loext:padding="0cm" loext:border="none"/>
    </style:style>
    <style:style style:name="P9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66b3" style:font-name="Times New Roman1" fo:font-size="15pt" fo:language="ru" fo:country="RU" fo:font-weight="normal" officeooo:rsid="001ad2b9" officeooo:paragraph-rsid="001ad2b9" style:font-size-asian="15pt" style:font-weight-asian="normal" style:font-size-complex="15pt" style:font-weight-complex="normal" loext:padding="0cm" loext:border="none"/>
    </style:style>
    <style:style style:name="P9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66b3" style:font-name="Times New Roman1" fo:font-size="14pt" fo:language="ru" fo:country="RU" fo:font-weight="normal" officeooo:rsid="001ad2b9" officeooo:paragraph-rsid="001ad2b9" style:font-size-asian="14pt" style:font-weight-asian="normal" style:font-size-complex="14pt" style:font-weight-complex="normal" loext:padding="0cm" loext:border="none"/>
    </style:style>
    <style:style style:name="P9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Times New Roman1" fo:language="ru" fo:country="RU"/>
    </style:style>
    <style:style style:name="P98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style:font-name="Times New Roman1" fo:language="ru" fo:country="RU"/>
    </style:style>
    <style:style style:name="P99" style:family="paragraph" style:parent-style-name="Heading_20_1">
      <style:paragraph-properties fo:text-align="center" style:justify-single-word="false"/>
      <style:text-properties officeooo:paragraph-rsid="00011178"/>
    </style:style>
    <style:style style:name="P100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195c6e" style:font-size-asian="11pt" style:font-size-complex="11pt"/>
    </style:style>
    <style:style style:name="P101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4695c4" style:font-size-asian="11pt" style:font-size-complex="11pt"/>
    </style:style>
    <style:style style:name="P102" style:family="paragraph" style:parent-style-name="Standard" style:list-style-name="L1">
      <style:text-properties style:font-name="Times New Roman1" fo:language="ru" fo:country="RU" officeooo:rsid="00091428" officeooo:paragraph-rsid="00091428"/>
    </style:style>
    <style:style style:name="P103" style:family="paragraph" style:parent-style-name="Standard" style:list-style-name="L1">
      <style:text-properties style:font-name="Times New Roman1" fo:language="ru" fo:country="RU"/>
    </style:style>
    <style:style style:name="P104" style:family="paragraph" style:parent-style-name="Standard">
      <style:text-properties fo:color="#3465a4" style:font-name="Times New Roman1" fo:font-size="16pt" fo:language="ru" fo:country="RU" officeooo:rsid="00030738" officeooo:paragraph-rsid="00030738" style:font-size-asian="16pt" style:font-size-complex="16pt"/>
    </style:style>
    <style:style style:name="P105" style:family="paragraph" style:parent-style-name="Standard">
      <style:text-properties fo:font-variant="normal" fo:text-transform="none" style:font-name="Times New Roman1" fo:font-size="13pt" fo:letter-spacing="normal" fo:language="ru" fo:country="RU" fo:font-style="italic" fo:font-weight="bold" officeooo:rsid="00091428" officeooo:paragraph-rsid="0003877b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07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rsid="00091428" officeooo:paragraph-rsid="00095d17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text-properties fo:font-variant="normal" fo:text-transform="none" style:font-name="Times New Roman1" fo:font-size="12pt" fo:language="ru" fo:country="RU" fo:font-style="normal" fo:font-weight="normal" style:font-size-asian="12pt" style:font-size-complex="12pt"/>
    </style:style>
    <style:style style:name="P109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0cec31" style:font-size-asian="11pt" style:font-size-complex="11pt"/>
    </style:style>
    <style:style style:name="P110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195c6e" style:font-size-asian="11pt" style:font-size-complex="11pt"/>
    </style:style>
    <style:style style:name="P111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695c4" officeooo:paragraph-rsid="004695c4" style:font-size-asian="11pt" style:font-weight-asian="bold" style:font-size-complex="11pt" style:font-weight-complex="bold"/>
    </style:style>
    <style:style style:name="P112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695c4" officeooo:paragraph-rsid="004c81f5" style:font-size-asian="11pt" style:font-weight-asian="bold" style:font-size-complex="11pt" style:font-weight-complex="bold"/>
    </style:style>
    <style:style style:name="P113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d7632" officeooo:paragraph-rsid="004d7632" style:font-size-asian="11pt" style:font-weight-asian="bold" style:font-size-complex="11pt" style:font-weight-complex="bold"/>
    </style:style>
    <style:style style:name="P114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00b9" officeooo:paragraph-rsid="003a8a3d" style:font-size-asian="12pt" style:font-weight-asian="normal" style:font-size-complex="12pt" style:font-weight-complex="normal" loext:padding="0cm" loext:border="none"/>
    </style:style>
    <style:style style:name="P115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46f915" officeooo:paragraph-rsid="0046f915" style:font-size-asian="12pt" style:font-weight-asian="normal" style:font-size-complex="12pt" style:font-weight-complex="normal" loext:padding="0cm" loext:border="none"/>
    </style:style>
    <style:style style:name="P116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46f915" officeooo:paragraph-rsid="004c81f5" style:font-size-asian="12pt" style:font-weight-asian="normal" style:font-size-complex="12pt" style:font-weight-complex="normal" loext:padding="0cm" loext:border="none"/>
    </style:style>
    <style:style style:name="P117" style:family="paragraph" style:parent-style-name="Text_20_body" style:list-style-name="L8">
      <style:text-properties fo:font-variant="normal" fo:text-transform="none" fo:color="#000000" style:text-position="0% 100%" style:font-name="Times New Roman1" fo:font-size="12pt" fo:letter-spacing="normal" fo:language="ru" fo:country="RU" fo:font-style="normal" officeooo:rsid="00407300" fo:background-color="transparent" style:font-size-asian="12pt" style:font-size-complex="12pt" loext:padding="0cm" loext:border="none"/>
    </style:style>
    <style:style style:name="P118" style:family="paragraph" style:parent-style-name="Text_20_body">
      <style:text-properties fo:font-variant="normal" fo:text-transform="none" fo:color="#111111" style:text-position="0% 100%" style:font-name="Times New Roman1" fo:font-size="11pt" fo:letter-spacing="normal" fo:language="ru" fo:country="RU" fo:font-style="normal" fo:font-weight="bold" officeooo:rsid="000cec31" officeooo:paragraph-rsid="000f8815" style:font-size-asian="11pt" style:font-weight-asian="bold" style:font-size-complex="11pt" style:font-weight-complex="bold"/>
    </style:style>
    <style:style style:name="P119" style:family="paragraph" style:parent-style-name="Text_20_body">
      <style:text-properties fo:font-variant="normal" fo:text-transform="none" style:text-position="0% 100%" style:font-name="Times New Roman1" fo:letter-spacing="normal" fo:language="ru" fo:country="RU" fo:font-style="normal" fo:font-weight="bold" style:font-weight-asian="bold" style:font-weight-complex="bold"/>
    </style:style>
    <style:style style:name="P120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3b8335" officeooo:paragraph-rsid="003b8335" style:font-size-asian="15pt" style:font-weight-asian="normal" style:font-size-complex="15pt" style:font-weight-complex="normal" loext:padding="0cm" loext:border="none"/>
    </style:style>
    <style:style style:name="P121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493eef" officeooo:paragraph-rsid="00493eef" style:font-size-asian="15pt" style:font-weight-asian="normal" style:font-size-complex="15pt" style:font-weight-complex="normal" loext:padding="0cm" loext:border="none"/>
    </style:style>
    <style:style style:name="P122" style:family="paragraph" style:parent-style-name="Text_20_body">
      <style:text-properties fo:font-variant="normal" fo:text-transform="none" fo:color="#0066b3" style:text-position="0% 100%" style:font-name="Times New Roman1" fo:font-size="14pt" fo:letter-spacing="normal" fo:language="ru" fo:country="RU" fo:font-style="normal" fo:font-weight="normal" officeooo:rsid="00493eef" officeooo:paragraph-rsid="00493eef" style:font-size-asian="14pt" style:font-weight-asian="normal" style:font-size-complex="14pt" style:font-weight-complex="normal" loext:padding="0cm" loext:border="none"/>
    </style:style>
    <style:style style:name="P123" style:family="paragraph" style:parent-style-name="Text_20_body">
      <style:text-properties style:text-position="0% 100%" style:font-name="Times New Roman1" fo:language="ru" fo:country="RU" fo:font-style="italic" fo:font-weight="bold" officeooo:rsid="00095d17" officeooo:paragraph-rsid="00095d17" style:font-style-asian="italic" style:font-weight-asian="bold" style:font-style-complex="italic" style:font-weight-complex="bold"/>
    </style:style>
    <style:style style:name="P124" style:family="paragraph" style:parent-style-name="Text_20_body">
      <style:text-properties style:text-position="0% 100%" style:font-name="Times New Roman1" fo:language="ru" fo:country="RU" fo:font-style="italic" fo:font-weight="normal" officeooo:rsid="000b028a" officeooo:paragraph-rsid="000b028a" style:font-style-asian="italic" style:font-weight-asian="normal" style:font-style-complex="italic" style:font-weight-complex="normal"/>
    </style:style>
    <style:style style:name="P125" style:family="paragraph" style:parent-style-name="Text_20_body">
      <style:text-properties style:text-position="0% 100%" style:font-name="Times New Roman1" fo:font-size="13pt" fo:language="ru" fo:country="RU" fo:font-weight="normal" officeooo:rsid="000b028a" officeooo:paragraph-rsid="000cec31" style:font-size-asian="13pt" style:font-weight-asian="normal" style:font-size-complex="13pt" style:font-weight-complex="normal"/>
    </style:style>
    <style:style style:name="P126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0cec31" style:font-size-asian="14pt" style:font-weight-asian="normal" style:font-size-complex="14pt" style:font-weight-complex="normal"/>
    </style:style>
    <style:style style:name="P127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195c6e" style:font-size-asian="14pt" style:font-weight-asian="normal" style:font-size-complex="14pt" style:font-weight-complex="normal"/>
    </style:style>
    <style:style style:name="P128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3a8a3d" style:font-size-asian="14pt" style:font-weight-asian="normal" style:font-size-complex="14pt" style:font-weight-complex="normal"/>
    </style:style>
    <style:style style:name="P129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4695c4" style:font-size-asian="14pt" style:font-weight-asian="normal" style:font-size-complex="14pt" style:font-weight-complex="normal"/>
    </style:style>
    <style:style style:name="P130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4c81f5" style:font-size-asian="14pt" style:font-weight-asian="normal" style:font-size-complex="14pt" style:font-weight-complex="normal"/>
    </style:style>
    <style:style style:name="P131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13d4f3" style:font-weight-asian="bold" style:font-weight-complex="bold"/>
    </style:style>
    <style:style style:name="P132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195c6e" style:font-weight-asian="bold" style:font-weight-complex="bold"/>
    </style:style>
    <style:style style:name="P133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3a8a3d" style:font-weight-asian="bold" style:font-weight-complex="bold"/>
    </style:style>
    <style:style style:name="P134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4695c4" style:font-weight-asian="bold" style:font-weight-complex="bold"/>
    </style:style>
    <style:style style:name="P135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4c81f5" style:font-weight-asian="bold" style:font-weight-complex="bold"/>
    </style:style>
    <style:style style:name="P136" style:family="paragraph" style:parent-style-name="Text_20_body">
      <style:text-properties fo:color="#333333" style:text-position="0% 100%" style:font-name="Times New Roman1" fo:language="ru" fo:country="RU" fo:font-weight="normal" officeooo:rsid="004d7632" officeooo:paragraph-rsid="004d7632" style:font-weight-asian="normal" style:font-weight-complex="normal"/>
    </style:style>
    <style:style style:name="P137" style:family="paragraph" style:parent-style-name="Text_20_body">
      <style:text-properties fo:color="#333333" style:text-position="0% 100%" style:font-name="Times New Roman1" fo:font-size="13pt" fo:language="ru" fo:country="RU" fo:font-weight="bold" officeooo:rsid="000cec31" officeooo:paragraph-rsid="00195c6e" style:font-size-asian="13pt" style:font-weight-asian="bold" style:font-size-complex="13pt" style:font-weight-complex="bold"/>
    </style:style>
    <style:style style:name="P138" style:family="paragraph" style:parent-style-name="Text_20_body">
      <style:text-properties fo:color="#0d1f63" style:text-position="0% 100%" style:font-name="Times New Roman1" fo:language="ru" fo:country="RU" fo:font-weight="bold" officeooo:rsid="000cec31" officeooo:paragraph-rsid="000cec31" style:font-weight-asian="bold" style:font-weight-complex="bold"/>
    </style:style>
    <style:style style:name="P139" style:family="paragraph" style:parent-style-name="Text_20_body">
      <style:text-properties fo:color="#610506" style:text-position="0% 100%" style:font-name="Times New Roman1" fo:language="ru" fo:country="RU" fo:font-weight="bold" officeooo:rsid="000cec31" officeooo:paragraph-rsid="000fa548" style:font-weight-asian="bold" style:font-weight-complex="bold"/>
    </style:style>
    <style:style style:name="P140" style:family="paragraph" style:parent-style-name="Text_20_body" style:list-style-name="L2">
      <style:text-properties style:font-name="Times New Roman1" fo:language="ru" fo:country="RU"/>
    </style:style>
    <style:style style:name="P141" style:family="paragraph" style:parent-style-name="Text_20_body" style:list-style-name="L3">
      <style:text-properties style:font-name="Times New Roman1" fo:language="ru" fo:country="RU"/>
    </style:style>
    <style:style style:name="P142" style:family="paragraph" style:parent-style-name="Text_20_body" style:list-style-name="L4">
      <style:text-properties style:font-name="Times New Roman1" fo:language="ru" fo:country="RU"/>
    </style:style>
    <style:style style:name="P143" style:family="paragraph" style:parent-style-name="Text_20_body" style:list-style-name="L6">
      <style:text-properties style:font-name="Times New Roman1" fo:language="ru" fo:country="RU"/>
    </style:style>
    <style:style style:name="P144" style:family="paragraph" style:parent-style-name="Text_20_body" style:list-style-name="L14">
      <style:text-properties style:font-name="Times New Roman1" fo:language="ru" fo:country="RU" officeooo:paragraph-rsid="004c81f5"/>
    </style:style>
    <style:style style:name="P145" style:family="paragraph" style:parent-style-name="Text_20_body" style:list-style-name="L13">
      <style:text-properties style:font-name="Times New Roman1" fo:font-size="12pt" fo:language="ru" fo:country="RU" officeooo:paragraph-rsid="004ac620" style:font-size-asian="12pt" style:font-size-complex="12pt"/>
    </style:style>
    <style:style style:name="P146" style:family="paragraph" style:parent-style-name="Text_20_body" style:list-style-name="L5"/>
    <style:style style:name="P147" style:family="paragraph" style:parent-style-name="Text_20_body">
      <style:text-properties fo:color="#0066b3" style:text-position="0% 100%" style:font-name="Times New Roman1" fo:font-size="14pt" fo:language="ru" fo:country="RU" fo:font-weight="normal" officeooo:rsid="004695c4" officeooo:paragraph-rsid="004695c4" fo:background-color="#ffffff" style:font-size-asian="14pt" style:font-weight-asian="normal" style:font-size-complex="14pt" style:font-weight-complex="normal"/>
    </style:style>
    <style:style style:name="P148" style:family="paragraph" style:parent-style-name="Text_20_body" style:list-style-name="L7">
      <style:text-properties fo:color="#000000" style:font-name="Times New Roman1" fo:font-size="12pt" fo:language="ru" fo:country="RU" style:font-size-asian="12pt" style:font-size-complex="12pt"/>
    </style:style>
    <style:style style:name="P149" style:family="paragraph" style:parent-style-name="Text_20_body" style:list-style-name="L8">
      <style:text-properties fo:color="#000000" style:font-name="Times New Roman1" fo:font-size="12pt" fo:language="ru" fo:country="RU" style:font-size-asian="12pt" style:font-size-complex="12pt"/>
    </style:style>
    <style:style style:name="P150" style:family="paragraph" style:parent-style-name="Text_20_body" style:list-style-name="L9">
      <style:text-properties fo:color="#000000" style:font-name="Times New Roman1" fo:font-size="12pt" fo:language="ru" fo:country="RU" style:font-size-asian="12pt" style:font-size-complex="12pt"/>
    </style:style>
    <style:style style:name="P151" style:family="paragraph" style:parent-style-name="Text_20_body" style:list-style-name="L10">
      <style:text-properties fo:color="#000000" style:font-name="Times New Roman1" fo:font-size="12pt" fo:language="ru" fo:country="RU" style:font-size-asian="12pt" style:font-size-complex="12pt"/>
    </style:style>
    <style:style style:name="P152" style:family="paragraph" style:parent-style-name="Text_20_body" style:list-style-name="L11">
      <style:text-properties fo:color="#000000" style:font-name="Times New Roman1" fo:font-size="12pt" fo:language="ru" fo:country="RU" style:font-size-asian="12pt" style:font-size-complex="12pt"/>
    </style:style>
    <style:style style:name="P153" style:family="paragraph" style:parent-style-name="Text_20_body" style:list-style-name="L12">
      <style:text-properties fo:color="#000000" style:font-name="Times New Roman1" fo:font-size="12pt" fo:language="ru" fo:country="RU" style:font-size-asian="12pt" style:font-size-complex="12pt"/>
    </style:style>
    <style:style style:name="P154" style:family="paragraph" style:parent-style-name="Text_20_body">
      <style:text-properties fo:color="#000000" style:font-name="Times New Roman1" fo:font-size="12pt" fo:language="ru" fo:country="RU" officeooo:paragraph-rsid="004695c4" style:font-size-asian="12pt" style:font-size-complex="12pt"/>
    </style:style>
    <style:style style:name="P155" style:family="paragraph" style:parent-style-name="Text_20_body">
      <style:text-properties fo:color="#000000" style:font-name="Times New Roman1" fo:font-size="12pt" fo:language="ru" fo:country="RU" fo:font-weight="bold" officeooo:paragraph-rsid="004695c4" style:font-size-asian="12pt" style:font-weight-asian="bold" style:font-size-complex="12pt" style:font-weight-complex="bold"/>
    </style:style>
    <style:style style:name="P156" style:family="paragraph" style:parent-style-name="Text_20_body" style:list-style-name="L11"/>
    <style:style style:name="P157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195c6e" officeooo:paragraph-rsid="00195c6e" style:font-size-asian="11pt" style:font-size-complex="11pt"/>
    </style:style>
    <style:style style:name="P158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1a8b48" style:font-size-asian="11pt" style:font-size-complex="11pt"/>
    </style:style>
    <style:style style:name="P159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4f679" officeooo:paragraph-rsid="0034f679" style:font-size-asian="12pt" style:font-weight-asian="normal" style:font-size-complex="12pt" style:font-weight-complex="normal" loext:padding="0cm" loext:border="none"/>
    </style:style>
    <style:style style:name="P160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00b9" officeooo:paragraph-rsid="0046f915" fo:background-color="#ffffff" style:font-size-asian="12pt" style:font-weight-asian="normal" style:font-size-complex="12pt" style:font-weight-complex="normal" loext:padding="0cm" loext:border="none"/>
    </style:style>
    <style:style style:name="P161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0.5pt" fo:letter-spacing="normal" fo:language="ru" fo:country="RU" fo:font-style="normal" fo:font-weight="normal" officeooo:rsid="00195c6e" officeooo:paragraph-rsid="003a8a3d"/>
    </style:style>
    <style:style style:name="P162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0.5pt" fo:letter-spacing="normal" fo:language="ru" fo:country="RU" fo:font-style="normal" fo:font-weight="bold" officeooo:rsid="000cec31" officeooo:paragraph-rsid="003a8a3d" style:font-weight-asian="bold" style:font-weight-complex="bold"/>
    </style:style>
    <style:style style:name="P163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bold" officeooo:rsid="000cec31" officeooo:paragraph-rsid="004695c4" style:font-size-asian="11pt" style:font-weight-asian="bold" style:font-size-complex="11pt" style:font-weight-complex="bold"/>
    </style:style>
    <style:style style:name="P164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color="#000000" style:font-name="Times New Roman1" fo:font-size="12pt" fo:language="ru" fo:country="RU" fo:font-weight="normal" officeooo:rsid="003935ba" officeooo:paragraph-rsid="001bed98" style:font-size-asian="12pt" style:font-weight-asian="normal" style:font-size-complex="12pt" style:font-weight-complex="normal" loext:padding="0cm" loext:border="none"/>
    </style:style>
    <style:style style:name="P16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46f915" style:font-size-asian="12pt" style:font-weight-asian="normal" style:font-size-complex="12pt" style:font-weight-complex="normal" loext:padding="0cm" loext:border="none"/>
    </style:style>
    <style:style style:name="P16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cec31" style:font-size-asian="11pt" style:font-weight-asian="normal" style:font-size-complex="11pt" style:font-weight-complex="normal"/>
    </style:style>
    <style:style style:name="P16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weight-asian="normal" style:font-size-complex="11pt" style:font-weight-complex="normal" loext:padding="0cm" loext:border="none"/>
    </style:style>
    <style:style style:name="P16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16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195c6e" officeooo:paragraph-rsid="00195c6e" style:font-size-asian="12pt" style:font-weight-asian="normal" style:font-size-complex="12pt" style:font-weight-complex="normal" loext:padding="0cm" loext:border="none"/>
    </style:style>
    <style:style style:name="P17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8335" officeooo:paragraph-rsid="004695c4" fo:background-color="#ffffff" style:font-size-asian="12pt" style:font-weight-asian="normal" style:font-size-complex="12pt" style:font-weight-complex="normal" loext:padding="0cm" loext:border="none"/>
    </style:style>
    <style:style style:name="P17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8335" officeooo:paragraph-rsid="004c81f5" fo:background-color="#ffffff" style:font-size-asian="12pt" style:font-weight-asian="normal" style:font-size-complex="12pt" style:font-weight-complex="normal" loext:padding="0cm" loext:border="none"/>
    </style:style>
    <style:style style:name="P17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officeooo:rsid="00195c6e" officeooo:paragraph-rsid="00195c6e" style:font-size-asian="14pt" style:font-weight-asian="normal" style:font-size-complex="14pt" style:font-weight-complex="normal" loext:padding="0cm" loext:border="none"/>
    </style:style>
    <style:style style:name="P17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officeooo:rsid="001ad2b9" officeooo:paragraph-rsid="001ad2b9" style:font-size-asian="14pt" style:font-weight-asian="normal" style:font-size-complex="14pt" style:font-weight-complex="normal" loext:padding="0cm" loext:border="none"/>
    </style:style>
    <style:style style:name="P17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4c81f5" style:font-size-asian="11pt" style:font-weight-asian="normal" style:font-size-complex="11pt" style:font-weight-complex="normal" loext:padding="0cm" loext:border="none"/>
    </style:style>
    <style:style style:name="P17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3b8335" officeooo:paragraph-rsid="004c81f5" fo:background-color="#ffffff" style:font-size-asian="11pt" style:font-weight-asian="normal" style:font-size-complex="11pt" style:font-weight-complex="normal" loext:padding="0cm" loext:border="none"/>
    </style:style>
    <style:style style:name="P17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17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style:font-size-asian="11pt" style:font-size-complex="11pt"/>
    </style:style>
    <style:style style:name="P17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b028a" officeooo:paragraph-rsid="000fa548" style:font-size-asian="11pt" style:font-size-complex="11pt" loext:padding="0cm" loext:border="none"/>
    </style:style>
    <style:style style:name="P17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18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/>
    </style:style>
    <style:style style:name="P18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8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8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4695c4" style:font-size-asian="11pt" style:font-size-complex="11pt"/>
    </style:style>
    <style:style style:name="P18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rsid="000cec31" style:font-size-asian="11pt" style:font-size-complex="11pt"/>
    </style:style>
    <style:style style:name="P18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P18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/>
    </style:style>
    <style:style style:name="P18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8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8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19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normal" officeooo:rsid="000cec31" officeooo:paragraph-rsid="00195c6e" style:font-size-asian="11pt" style:font-weight-asian="normal" style:font-size-complex="11pt" style:font-weight-complex="normal" loext:padding="0cm" loext:border="none"/>
    </style:style>
    <style:style style:name="P19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weight-asian="normal" style:font-size-complex="11pt" style:font-weight-complex="normal" loext:padding="0cm" loext:border="none"/>
    </style:style>
    <style:style style:name="P19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195c6e" style:font-size-asian="14pt" style:font-weight-asian="bold" style:font-size-complex="14pt" style:font-weight-complex="bold" loext:padding="0cm" loext:border="none"/>
    </style:style>
    <style:style style:name="P19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3a8a3d" style:font-size-asian="14pt" style:font-weight-asian="bold" style:font-size-complex="14pt" style:font-weight-complex="bold" loext:padding="0cm" loext:border="none"/>
    </style:style>
    <style:style style:name="P19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46f915" style:font-size-asian="14pt" style:font-weight-asian="bold" style:font-size-complex="14pt" style:font-weight-complex="bold" loext:padding="0cm" loext:border="none"/>
    </style:style>
    <style:style style:name="P19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4c81f5" style:font-size-asian="14pt" style:font-weight-asian="bold" style:font-size-complex="14pt" style:font-weight-complex="bold" loext:padding="0cm" loext:border="none"/>
    </style:style>
    <style:style style:name="P196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Times New Roman1" fo:font-size="11pt" style:font-size-asian="11pt" style:font-size-complex="11pt" loext:padding="0cm" loext:border="none"/>
    </style:style>
    <style:style style:name="P197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cec31" style:font-size-asian="11pt" style:font-weight-asian="normal" style:font-size-complex="11pt" style:font-weight-complex="normal"/>
    </style:style>
    <style:style style:name="P198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fa548" style:font-size-asian="11pt" style:font-weight-asian="normal" style:font-size-complex="11pt" style:font-weight-complex="normal"/>
    </style:style>
    <style:style style:name="P199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0fa548" style:font-size-asian="11pt" style:font-size-complex="11pt"/>
    </style:style>
    <style:style style:name="P200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201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size-complex="11pt"/>
    </style:style>
    <style:style style:name="P202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4c81f5" style:font-size-asian="11pt" style:font-size-complex="11pt"/>
    </style:style>
    <style:style style:name="P203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204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205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206" style:family="paragraph" style:parent-style-name="Preformatted_20_Text">
      <style:text-properties fo:font-variant="normal" fo:text-transform="none" fo:color="#000000" style:text-position="0% 100%" style:font-name="Times New Roman1" fo:font-size="10.5pt" fo:letter-spacing="normal" fo:language="ru" fo:country="RU" fo:font-style="normal" fo:font-weight="normal" officeooo:paragraph-rsid="003a8a3d"/>
    </style:style>
    <style:style style:name="P207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3a8a3d" style:font-size-asian="11pt" style:font-size-complex="11pt"/>
    </style:style>
    <style:style style:name="P208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209" style:family="paragraph" style:parent-style-name="Preformatted_20_Text"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4695c4" style:font-size-asian="11pt" style:font-size-complex="11pt"/>
    </style:style>
    <style:style style:name="P210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4c81f5" style:font-size-asian="11pt" style:font-size-complex="11pt"/>
    </style:style>
    <style:style style:name="P211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212" style:family="paragraph" style:parent-style-name="Preformatted_20_Text">
      <style:text-properties fo:color="#111111" style:text-position="0% 100%" style:font-name="Times New Roman1" fo:font-size="11pt" fo:language="ru" fo:country="RU" fo:font-weight="normal" officeooo:rsid="000cec31" officeooo:paragraph-rsid="000fa548" style:font-size-asian="11pt" style:font-weight-asian="normal" style:font-size-complex="11pt" style:font-weight-complex="normal"/>
    </style:style>
    <style:style style:name="P21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Times New Roman1" fo:font-size="11pt" style:font-size-asian="11pt" style:font-size-complex="11pt" loext:padding="0cm" loext:border="none"/>
    </style:style>
    <style:style style:name="T1" style:family="text">
      <style:text-properties fo:font-variant="normal" fo:text-transform="none" fo:color="#000000" style:font-name="Times New Roman1" fo:font-size="12pt" fo:letter-spacing="normal" fo:language="ru" fo:country="RU" fo:font-style="normal" fo:font-weight="normal" officeooo:rsid="00107a02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variant="normal" fo:text-transform="none" fo:color="#000000" style:text-position="0% 100%" fo:letter-spacing="normal" fo:font-style="normal"/>
    </style:style>
    <style:style style:name="T4" style:family="text">
      <style:text-properties fo:font-variant="normal" fo:text-transform="none" fo:color="#000000" style:text-position="0% 100%" fo:letter-spacing="normal" fo:font-style="normal" officeooo:rsid="001a8b48"/>
    </style:style>
    <style:style style:name="T5" style:family="text">
      <style:text-properties fo:font-variant="normal" fo:text-transform="none" fo:color="#000000" style:text-position="0% 100%" fo:font-size="12pt" fo:letter-spacing="normal" fo:font-style="normal" fo:font-weight="normal" officeooo:rsid="003b00b9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text-position="0% 100%" fo:font-size="12pt" fo:letter-spacing="normal" fo:font-style="normal" fo:font-weight="normal" officeooo:rsid="004433f3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text-position="0% 100%" fo:font-size="12pt" fo:letter-spacing="normal" fo:font-style="normal" fo:font-weight="normal" officeooo:rsid="0046f915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cd0d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text-position="0% 100%" fo:font-size="11pt" fo:letter-spacing="normal" fo:font-style="normal" fo:font-weight="normal" officeooo:rsid="003cd0d3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0" style:family="text">
      <style:text-properties fo:font-variant="normal" fo:text-transform="none" fo:color="#000000" style:text-position="0% 100%" fo:font-size="11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1" style:family="text">
      <style:text-properties fo:font-variant="normal" fo:text-transform="none" fo:color="#000000" style:text-position="0% 100%" fo:font-size="11pt" fo:letter-spacing="normal" fo:font-style="normal" fo:font-weight="normal" officeooo:rsid="004c81f5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2" style:family="text">
      <style:text-properties fo:font-variant="normal" fo:text-transform="none" fo:color="#000000" style:text-position="0% 100%" fo:font-size="11pt" fo:letter-spacing="normal" fo:font-style="normal" fo:font-weight="normal" officeooo:rsid="004d7632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3" style:family="text">
      <style:text-properties fo:font-variant="normal" fo:text-transform="none" fo:color="#000000" style:text-position="0% 100%" fo:font-size="11pt" fo:letter-spacing="normal" fo:font-style="normal" fo:font-weight="normal" officeooo:rsid="0051aae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4" style:family="text">
      <style:text-properties fo:font-variant="normal" fo:text-transform="none" fo:color="#000000" style:text-position="0% 100%" fo:font-size="11pt" fo:letter-spacing="normal" fo:font-style="normal" fo:font-weight="normal" officeooo:rsid="0051c91e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5" style:family="text">
      <style:text-properties fo:font-variant="normal" fo:text-transform="none" fo:color="#000000" style:text-position="0% 100%" fo:font-size="11pt" fo:letter-spacing="normal" fo:font-style="normal" fo:font-weight="normal" officeooo:rsid="005330d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6" style:family="text">
      <style:text-properties fo:font-variant="normal" fo:text-transform="none" fo:color="#000000" style:text-position="0% 100%" fo:font-size="11pt" fo:letter-spacing="normal" fo:font-style="normal" officeooo:rsid="003cd0d3" fo:background-color="transparent" loext:char-shading-value="0" style:font-size-asian="11pt" style:font-size-complex="11pt" loext:padding="0cm" loext:border="none"/>
    </style:style>
    <style:style style:name="T17" style:family="text">
      <style:text-properties fo:font-variant="normal" fo:text-transform="none" style:use-window-font-color="true" style:font-name="Times New Roman1" fo:font-size="14pt" fo:letter-spacing="normal" fo:language="ru" fo:country="RU" fo:font-style="normal" fo:font-weight="normal" officeooo:rsid="00122c52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24292e" style:font-name="Times New Roman1" fo:font-size="14pt" fo:letter-spacing="normal" fo:language="ru" fo:country="RU" fo:font-style="normal" fo:font-weight="bold" officeooo:rsid="00122c5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4292e" style:font-name="Times New Roman1" fo:font-size="14pt" fo:letter-spacing="normal" fo:language="ru" fo:country="RU" fo:font-style="normal" fo:font-weight="bold" officeooo:rsid="00011178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font-size="12pt" fo:letter-spacing="normal" style:font-size-asian="12pt" style:font-size-complex="12pt"/>
    </style:style>
    <style:style style:name="T21" style:family="text">
      <style:text-properties fo:font-variant="normal" fo:text-transform="none" fo:font-size="12pt" fo:letter-spacing="normal" officeooo:rsid="0005ecef" style:font-size-asian="12pt" style:font-size-complex="12pt"/>
    </style:style>
    <style:style style:name="T22" style:family="text">
      <style:text-properties fo:font-variant="normal" fo:text-transform="none" fo:font-size="12pt" fo:letter-spacing="normal" officeooo:rsid="00129776" style:font-size-asian="12pt" style:font-size-complex="12pt"/>
    </style:style>
    <style:style style:name="T23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fo:font-size="12pt" fo:letter-spacing="normal" fo:font-style="italic" officeooo:rsid="0005f00e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style:text-position="super 58%" fo:font-size="12pt" fo:letter-spacing="normal" style:font-size-asian="12pt" style:font-size-complex="12pt"/>
    </style:style>
    <style:style style:name="T27" style:family="text">
      <style:text-properties fo:font-variant="normal" fo:text-transform="none" style:text-position="0% 100%" fo:font-size="12pt" fo:letter-spacing="normal" style:font-size-asian="12pt" style:font-size-complex="12pt"/>
    </style:style>
    <style:style style:name="T28" style:family="text">
      <style:text-properties fo:font-variant="normal" fo:text-transform="none" style:text-position="0% 100%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style:text-position="0% 100%" fo:font-size="12pt" fo:letter-spacing="normal" fo:font-style="normal" officeooo:rsid="001bed98" style:font-size-asian="12pt" style:font-size-complex="12pt"/>
    </style:style>
    <style:style style:name="T30" style:family="text">
      <style:text-properties fo:font-variant="normal" fo:text-transform="none" style:text-position="0% 100%" fo:font-size="12pt" fo:letter-spacing="normal" fo:font-style="normal" officeooo:rsid="0034f679" style:font-size-asian="12pt" style:font-size-complex="12pt"/>
    </style:style>
    <style:style style:name="T31" style:family="text">
      <style:text-properties fo:font-variant="normal" fo:text-transform="none" style:text-position="0% 100%" fo:font-size="12pt" fo:letter-spacing="normal" fo:font-style="normal" officeooo:rsid="0036c27f" style:font-size-asian="12pt" style:font-size-complex="12pt"/>
    </style:style>
    <style:style style:name="T32" style:family="text">
      <style:text-properties fo:font-variant="normal" fo:text-transform="none" style:text-position="0% 100%" fo:font-size="12pt" fo:letter-spacing="normal" fo:font-style="normal" officeooo:rsid="003723dd" style:font-size-asian="12pt" style:font-size-complex="12pt"/>
    </style:style>
    <style:style style:name="T33" style:family="text">
      <style:text-properties fo:font-variant="normal" fo:text-transform="none" style:text-position="0% 100%" fo:font-size="12pt" fo:letter-spacing="normal" fo:font-style="normal" officeooo:rsid="00384ef4" style:font-size-asian="12pt" style:font-size-complex="12pt"/>
    </style:style>
    <style:style style:name="T34" style:family="text">
      <style:text-properties fo:font-variant="normal" fo:text-transform="none" style:text-position="0% 100%" fo:font-size="12pt" fo:letter-spacing="normal" fo:font-style="normal" fo:font-weight="bold" style:font-size-asian="12pt" style:font-size-complex="12pt"/>
    </style:style>
    <style:style style:name="T35" style:family="text">
      <style:text-properties fo:font-variant="normal" fo:text-transform="none" style:text-position="0% 100%" fo:font-size="12pt" fo:letter-spacing="normal" fo:font-style="italic" style:font-size-asian="12pt" style:font-size-complex="12pt"/>
    </style:style>
    <style:style style:name="T36" style:family="text">
      <style:text-properties fo:font-variant="normal" fo:text-transform="none" style:text-position="0% 100%" fo:font-size="12pt" fo:letter-spacing="normal" fo:font-style="italic" officeooo:rsid="001bed98" style:font-size-asian="12pt" style:font-size-complex="12pt"/>
    </style:style>
    <style:style style:name="T37" style:family="text">
      <style:text-properties fo:font-variant="normal" fo:text-transform="none" style:text-position="0% 100%" fo:font-size="12pt" fo:letter-spacing="normal" fo:font-style="italic" fo:font-weight="bold" style:font-size-asian="12pt" style:font-size-complex="12pt"/>
    </style:style>
    <style:style style:name="T38" style:family="text">
      <style:text-properties fo:font-variant="normal" fo:text-transform="none" style:text-position="0% 100%" fo:font-size="10.5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style:text-position="0% 100%" fo:font-size="10.5pt" fo:letter-spacing="normal" fo:font-style="normal" fo:font-weight="bold" officeooo:rsid="000f8815" style:font-weight-asian="bold" style:font-weight-complex="bold"/>
    </style:style>
    <style:style style:name="T40" style:family="text">
      <style:text-properties fo:font-variant="normal" fo:text-transform="none" style:text-position="0% 100%" fo:letter-spacing="normal" fo:font-style="normal"/>
    </style:style>
    <style:style style:name="T41" style:family="text">
      <style:text-properties fo:font-variant="normal" fo:text-transform="none" style:text-position="0% 100%" fo:letter-spacing="normal" fo:font-style="normal" officeooo:rsid="000f8815"/>
    </style:style>
    <style:style style:name="T42" style:family="text">
      <style:text-properties fo:font-variant="normal" fo:text-transform="none" style:text-position="0% 100%" fo:letter-spacing="normal" fo:font-style="normal" officeooo:rsid="00195c6e"/>
    </style:style>
    <style:style style:name="T43" style:family="text">
      <style:text-properties fo:font-variant="normal" fo:text-transform="none" style:text-position="0% 100%" fo:letter-spacing="normal" fo:font-style="normal" fo:font-weight="normal" officeooo:rsid="003b00b9" style:font-weight-asian="normal" style:font-weight-complex="normal" loext:padding="0cm" loext:border="none"/>
    </style:style>
    <style:style style:name="T44" style:family="text">
      <style:text-properties fo:font-variant="normal" fo:text-transform="none" style:text-position="0% 100%" fo:letter-spacing="normal" fo:font-style="normal" fo:font-weight="normal" style:font-weight-asian="normal" style:font-weight-complex="normal" loext:padding="0cm" loext:border="none"/>
    </style:style>
    <style:style style:name="T45" style:family="text">
      <style:text-properties fo:font-variant="normal" fo:text-transform="none" style:text-position="0% 100%" fo:letter-spacing="normal" fo:font-style="normal" fo:font-weight="normal" officeooo:rsid="0046f915" style:font-weight-asian="normal" style:font-weight-complex="normal" loext:padding="0cm" loext:border="none"/>
    </style:style>
    <style:style style:name="T46" style:family="text">
      <style:text-properties fo:font-variant="normal" fo:text-transform="none" style:text-position="0% 100%" fo:letter-spacing="normal" fo:font-style="normal" officeooo:rsid="0046f915"/>
    </style:style>
    <style:style style:name="T47" style:family="text">
      <style:text-properties fo:font-variant="normal" fo:text-transform="none" style:text-position="0% 100%" style:font-name="Times New Roman1" fo:font-size="12pt" fo:letter-spacing="normal" fo:language="ru" fo:country="RU" fo:font-style="normal" style:font-size-asian="12pt" style:font-size-complex="12pt"/>
    </style:style>
    <style:style style:name="T48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1bed98" style:font-size-asian="12pt" style:font-size-complex="12pt"/>
    </style:style>
    <style:style style:name="T49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34f679" style:font-size-asian="12pt" style:font-size-complex="12pt"/>
    </style:style>
    <style:style style:name="T50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36c27f" style:font-size-asian="12pt" style:font-size-complex="12pt"/>
    </style:style>
    <style:style style:name="T51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1bed98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style:font-size-asian="12pt" style:font-size-complex="12pt"/>
    </style:style>
    <style:style style:name="T53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officeooo:rsid="0034f679" style:font-size-asian="12pt" style:font-size-complex="12pt"/>
    </style:style>
    <style:style style:name="T54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officeooo:rsid="001bed98" style:font-size-asian="12pt" style:font-size-complex="12pt"/>
    </style:style>
    <style:style style:name="T55" style:family="text">
      <style:text-properties fo:font-variant="normal" fo:text-transform="none" style:text-position="0% 100%" style:font-name="Times New Roman1" fo:font-size="12pt" fo:letter-spacing="normal" fo:language="ru" fo:country="RU" fo:font-style="italic" style:font-size-asian="12pt" style:font-size-complex="12pt"/>
    </style:style>
    <style:style style:name="T56" style:family="text">
      <style:text-properties fo:font-variant="normal" fo:text-transform="none" style:text-position="0% 100%" style:font-name="Times New Roman1" fo:font-size="12pt" fo:letter-spacing="normal" fo:language="ru" fo:country="RU" fo:font-style="italic" officeooo:rsid="001bed98" style:font-size-asian="12pt" style:font-size-complex="12pt"/>
    </style:style>
    <style:style style:name="T57" style:family="text">
      <style:text-properties fo:font-variant="normal" fo:text-transform="none" style:text-position="0% 100%" style:font-name="Times New Roman1" fo:font-size="12pt" fo:letter-spacing="normal" fo:language="ru" fo:country="RU" fo:font-style="italic" officeooo:rsid="003935ba" style:font-size-asian="12pt" style:font-size-complex="12pt"/>
    </style:style>
    <style:style style:name="T58" style:family="text">
      <style:text-properties fo:font-variant="normal" fo:text-transform="none" style:text-position="sub 58%" fo:font-size="12pt" fo:letter-spacing="normal" style:font-size-asian="12pt" style:font-size-complex="12pt"/>
    </style:style>
    <style:style style:name="T59" style:family="text">
      <style:text-properties fo:font-variant="normal" fo:text-transform="none" style:text-position="sub 58%" style:font-name="Times New Roman1" fo:font-size="12pt" fo:letter-spacing="normal" fo:language="ru" fo:country="RU" fo:font-style="normal" officeooo:rsid="0036c27f" style:font-size-asian="12pt" style:font-size-complex="12pt"/>
    </style:style>
    <style:style style:name="T60" style:family="text">
      <style:text-properties fo:font-variant="normal" fo:text-transform="none" fo:letter-spacing="normal" fo:font-style="normal" officeooo:rsid="003e56e3" fo:background-color="transparent" loext:char-shading-value="0" loext:padding="0cm" loext:border="none"/>
    </style:style>
    <style:style style:name="T61" style:family="text">
      <style:text-properties fo:font-variant="normal" fo:text-transform="none" fo:letter-spacing="normal" fo:font-style="normal" fo:background-color="transparent" loext:char-shading-value="0" loext:padding="0cm" loext:border="none"/>
    </style:style>
    <style:style style:name="T62" style:family="text">
      <style:text-properties fo:font-variant="normal" fo:text-transform="none" fo:letter-spacing="normal" fo:font-style="normal" officeooo:rsid="004112d4" fo:background-color="transparent" loext:char-shading-value="0" loext:padding="0cm" loext:border="none"/>
    </style:style>
    <style:style style:name="T63" style:family="text">
      <style:text-properties fo:font-variant="normal" fo:text-transform="none" fo:letter-spacing="normal" fo:font-style="normal" officeooo:rsid="004005f8" fo:background-color="transparent" loext:char-shading-value="0" loext:padding="0cm" loext:border="none"/>
    </style:style>
    <style:style style:name="T64" style:family="text">
      <style:text-properties fo:font-variant="normal" fo:text-transform="none" fo:letter-spacing="normal" fo:font-style="normal" officeooo:rsid="004433f3" fo:background-color="transparent" loext:char-shading-value="0" loext:padding="0cm" loext:border="none"/>
    </style:style>
    <style:style style:name="T65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normal" officeooo:rsid="00184e4c" style:text-blinking="false"/>
    </style:style>
    <style:style style:name="T66" style:family="text">
      <style:text-properties fo:font-variant="normal" fo:text-transform="none" fo:color="#222222" fo:letter-spacing="normal" fo:font-style="normal" fo:font-weight="normal"/>
    </style:style>
    <style:style style:name="T67" style:family="text">
      <style:text-properties fo:font-variant="normal" fo:text-transform="none" fo:color="#222222" fo:letter-spacing="normal" fo:font-style="normal" fo:font-weight="normal" officeooo:rsid="00178032"/>
    </style:style>
    <style:style style:name="T68" style:family="text">
      <style:text-properties fo:font-variant="normal" fo:text-transform="none" fo:color="#222222" fo:letter-spacing="normal" fo:font-style="normal" fo:font-weight="normal" officeooo:rsid="00493eef"/>
    </style:style>
    <style:style style:name="T69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222222" fo:letter-spacing="normal" fo:font-style="normal" fo:font-weight="bold" officeooo:rsid="00493eef" style:font-weight-asian="bold" style:font-weight-complex="bold"/>
    </style:style>
    <style:style style:name="T71" style:family="text">
      <style:text-properties fo:font-variant="normal" fo:text-transform="none" fo:color="#202122" fo:letter-spacing="normal" fo:font-style="normal" fo:font-weight="normal"/>
    </style:style>
    <style:style style:name="T72" style:family="text">
      <style:text-properties fo:font-variant="normal" fo:text-transform="none" style:font-name="Times New Roman1" fo:font-size="12pt" fo:letter-spacing="normal" fo:language="ru" fo:country="RU" fo:font-style="normal" fo:font-weight="normal" style:font-size-asian="12pt" style:font-size-complex="12pt"/>
    </style:style>
    <style:style style:name="T73" style:family="text">
      <style:text-properties fo:font-variant="normal" fo:text-transform="none" style:font-name="Times New Roman1" fo:font-size="12pt" fo:letter-spacing="normal" fo:language="ru" fo:country="RU" fo:font-style="normal" fo:font-weight="bold" style:font-size-asian="12pt" style:font-size-complex="12pt"/>
    </style:style>
    <style:style style:name="T74" style:family="text">
      <style:text-properties fo:font-variant="normal" fo:text-transform="none" style:font-name="Times New Roman1" fo:font-size="12pt" fo:language="ru" fo:country="RU" fo:font-style="normal" fo:font-weight="normal" style:font-size-asian="12pt" style:font-size-complex="12pt"/>
    </style:style>
    <style:style style:name="T75" style:family="text">
      <style:text-properties fo:font-variant="normal" fo:text-transform="none" style:font-name="Times New Roman1" fo:font-size="12pt" fo:language="ru" fo:country="RU" fo:font-style="normal" fo:font-weight="bold" style:font-size-asian="12pt" style:font-size-complex="12pt"/>
    </style:style>
    <style:style style:name="T76" style:family="text">
      <style:text-properties style:use-window-font-color="true" style:font-name="Times New Roman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7" style:family="text">
      <style:text-properties style:use-window-font-color="true" style:font-name="Times New Roman1" fo:font-size="16pt" fo:language="ru" fo:country="RU" fo:font-style="italic" fo:font-weight="bold" officeooo:rsid="00107a02" style:font-size-asian="16pt" style:font-style-asian="italic" style:font-weight-asian="bold" style:font-size-complex="16pt" style:font-style-complex="italic" style:font-weight-complex="bold"/>
    </style:style>
    <style:style style:name="T78" style:family="text">
      <style:text-properties style:use-window-font-color="true" style:font-name="Times New Roman1" fo:font-size="16pt" fo:language="ru" fo:country="RU" fo:font-style="normal" fo:font-weight="normal" officeooo:rsid="00122c52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officeooo:rsid="00122c52"/>
    </style:style>
    <style:style style:name="T80" style:family="text">
      <style:text-properties fo:color="#000000" style:font-name="Times New Roman1" fo:language="ru" fo:country="RU" fo:font-style="normal" style:font-size-asian="16pt" style:font-style-asian="italic" style:font-weight-asian="bold" style:font-size-complex="16pt" style:font-style-complex="italic" style:font-weight-complex="bold"/>
    </style:style>
    <style:style style:name="T81" style:family="text">
      <style:text-properties fo:color="#000000" style:font-name="Times New Roman1" fo:language="ru" fo:country="RU" fo:font-style="normal" officeooo:rsid="00122c52" style:font-size-asian="16pt" style:font-style-asian="italic" style:font-weight-asian="bold" style:font-size-complex="16pt" style:font-style-complex="italic" style:font-weight-complex="bold"/>
    </style:style>
    <style:style style:name="T82" style:family="text">
      <style:text-properties fo:color="#000000" style:font-name="Times New Roman1" fo:language="ru" fo:country="RU" fo:font-style="normal" officeooo:rsid="0013f83b" style:font-size-asian="16pt" style:font-style-asian="italic" style:font-weight-asian="bold" style:font-size-complex="16pt" style:font-style-complex="italic" style:font-weight-complex="bold"/>
    </style:style>
    <style:style style:name="T83" style:family="text">
      <style:text-properties fo:color="#000000" style:text-position="0% 100%"/>
    </style:style>
    <style:style style:name="T84" style:family="text">
      <style:text-properties fo:color="#000000" style:text-position="0% 100%" officeooo:rsid="001a8b48"/>
    </style:style>
    <style:style style:name="T85" style:family="text">
      <style:text-properties officeooo:rsid="00091428"/>
    </style:style>
    <style:style style:name="T86" style:family="text">
      <style:text-properties style:text-position="super 58%"/>
    </style:style>
    <style:style style:name="T87" style:family="text">
      <style:text-properties style:text-position="0% 100%"/>
    </style:style>
    <style:style style:name="T88" style:family="text">
      <style:text-properties style:text-position="0% 100%" officeooo:rsid="00095d17"/>
    </style:style>
    <style:style style:name="T89" style:family="text">
      <style:text-properties style:text-position="0% 100%" officeooo:rsid="001a8b48"/>
    </style:style>
    <style:style style:name="T90" style:family="text">
      <style:text-properties style:text-position="0% 100%" officeooo:rsid="003a8a3d"/>
    </style:style>
    <style:style style:name="T91" style:family="text">
      <style:text-properties style:text-position="sub 58%"/>
    </style:style>
    <style:style style:name="T92" style:family="text">
      <style:text-properties style:text-position="sub 58%" officeooo:rsid="00483b13"/>
    </style:style>
    <style:style style:name="T93" style:family="text">
      <style:text-properties style:font-name="Times New Roman1" fo:language="ru" fo:country="RU"/>
    </style:style>
    <style:style style:name="T94" style:family="text">
      <style:text-properties style:font-name="Times New Roman1" fo:language="ru" fo:country="RU" fo:font-style="normal" style:font-style-asian="normal" style:font-style-complex="normal"/>
    </style:style>
    <style:style style:name="T95" style:family="text">
      <style:text-properties style:font-name="Times New Roman1" fo:language="ru" fo:country="RU" fo:font-style="normal" officeooo:rsid="0036c27f" style:font-style-asian="normal" style:font-style-complex="normal"/>
    </style:style>
    <style:style style:name="T96" style:family="text">
      <style:text-properties style:font-name="Times New Roman1" fo:language="ru" fo:country="RU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style:font-name="Times New Roman1" fo:font-size="12pt" fo:language="ru" fo:country="RU" style:font-size-asian="12pt" style:font-size-complex="12pt"/>
    </style:style>
    <style:style style:name="T98" style:family="text">
      <style:text-properties style:font-name="Times New Roman1" fo:font-size="12pt" fo:language="ru" fo:country="RU" officeooo:rsid="00483b13" style:font-size-asian="12pt" style:font-size-complex="12pt"/>
    </style:style>
    <style:style style:name="T99" style:family="text">
      <style:text-properties officeooo:rsid="000f8815"/>
    </style:style>
    <style:style style:name="T100" style:family="text">
      <style:text-properties officeooo:rsid="000fa548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0091428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0e3bfc" style:font-style-asian="italic" style:font-weight-asian="bold" style:font-style-complex="italic" style:font-weight-complex="bold"/>
    </style:style>
    <style:style style:name="T105" style:family="text">
      <style:text-properties officeooo:rsid="000f8815" style:font-name-asian="DejaVu Sans Mono" style:font-name-complex="Liberation Mono"/>
    </style:style>
    <style:style style:name="T106" style:family="text">
      <style:text-properties officeooo:rsid="00178032"/>
    </style:style>
    <style:style style:name="T107" style:family="text">
      <style:text-properties fo:font-size="12pt" officeooo:rsid="003935ba" style:font-size-asian="12pt" style:font-size-complex="12pt"/>
    </style:style>
    <style:style style:name="T108" style:family="text">
      <style:text-properties officeooo:rsid="003935ba"/>
    </style:style>
    <style:style style:name="T109" style:family="text">
      <style:text-properties officeooo:rsid="003a8a3d"/>
    </style:style>
    <style:style style:name="T110" style:family="text">
      <style:text-properties officeooo:rsid="004005f8"/>
    </style:style>
    <style:style style:name="T111" style:family="text">
      <style:text-properties officeooo:rsid="00407300"/>
    </style:style>
    <style:style style:name="T112" style:family="text">
      <style:text-properties officeooo:rsid="004112d4"/>
    </style:style>
    <style:style style:name="T113" style:family="text">
      <style:text-properties officeooo:rsid="00425118"/>
    </style:style>
    <style:style style:name="T114" style:family="text">
      <style:text-properties officeooo:rsid="004433f3"/>
    </style:style>
    <style:style style:name="T115" style:family="text">
      <style:text-properties officeooo:rsid="00458698"/>
    </style:style>
    <style:style style:name="T116" style:family="text">
      <style:text-properties officeooo:rsid="004695c4"/>
    </style:style>
    <style:style style:name="T117" style:family="text">
      <style:text-properties officeooo:rsid="00483b13"/>
    </style:style>
    <style:style style:name="T118" style:family="text">
      <style:text-properties officeooo:rsid="00493eef"/>
    </style:style>
    <style:style style:name="T119" style:family="text">
      <style:text-properties officeooo:rsid="004ff604"/>
    </style:style>
    <style:style style:name="T120" style:family="text">
      <style:text-properties officeooo:rsid="0051aae1"/>
    </style:style>
    <style:style style:name="T121" style:family="text">
      <style:text-properties officeooo:rsid="0051c91e"/>
    </style:style>
    <style:style style:name="T122" style:family="text">
      <style:text-properties officeooo:rsid="005330d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0.635cm"/>
      </text:list-level-style-number>
      <text:list-level-style-number text:level="3" text:style-name="Numbering_20_Symbols" style:num-suffix=")" style:num-format="1">
        <style:list-level-properties text:space-before="0.635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1" draw:name="Врезка2" text:anchor-type="page" text:anchor-page-number="1" svg:x="0cm" svg:y="0cm" svg:width="0.041cm" draw:z-index="6">
        <draw:text-box fo:min-height="0.041cm">
          <text:p text:style-name="Text_20_body"/>
        </draw:text-box>
      </draw:frame>
      <draw:frame draw:style-name="fr1" draw:name="Врезка3" text:anchor-type="page" text:anchor-page-number="1" svg:x="0cm" svg:y="0cm" svg:width="0.041cm" draw:z-index="31">
        <draw:text-box fo:min-height="0.041cm">
          <text:p text:style-name="Text_20_body"/>
        </draw:text-box>
      </draw:frame>
      <draw:frame draw:style-name="fr1" draw:name="Врезка4" text:anchor-type="page" text:anchor-page-number="1" svg:x="0cm" svg:y="0cm" svg:width="0.041cm" draw:z-index="32">
        <draw:text-box fo:min-height="0.041cm">
          <text:p text:style-name="Text_20_body"/>
        </draw:text-box>
      </draw:frame>
      <draw:frame draw:style-name="fr1" draw:name="Врезка5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1" draw:name="Врезка6" text:anchor-type="page" text:anchor-page-number="1" svg:x="0cm" svg:y="0cm" svg:width="0.041cm" draw:z-index="34">
        <draw:text-box fo:min-height="0.041cm">
          <text:p text:style-name="Text_20_body"/>
        </draw:text-box>
      </draw:frame>
      <draw:frame draw:style-name="fr1" draw:name="Врезка7" text:anchor-type="page" text:anchor-page-number="1" svg:x="0cm" svg:y="0cm" svg:width="0.041cm" draw:z-index="35">
        <draw:text-box fo:min-height="0.041cm">
          <text:p text:style-name="Text_20_body"/>
        </draw:text-box>
      </draw:frame>
      <draw:frame draw:style-name="fr1" draw:name="Врезка8" text:anchor-type="page" text:anchor-page-number="1" svg:x="0cm" svg:y="0cm" svg:width="0.041cm" draw:z-index="36">
        <draw:text-box fo:min-height="0.041cm">
          <text:p text:style-name="Text_20_body"/>
        </draw:text-box>
      </draw:frame>
      <draw:frame draw:style-name="fr1" draw:name="Врезка9" text:anchor-type="page" text:anchor-page-number="1" svg:x="0cm" svg:y="0cm" svg:width="0.041cm" draw:z-index="37">
        <draw:text-box fo:min-height="0.041cm">
          <text:p text:style-name="Text_20_body"/>
        </draw:text-box>
      </draw:frame>
      <draw:frame draw:style-name="fr1" draw:name="Врезка10" text:anchor-type="page" text:anchor-page-number="1" svg:x="0cm" svg:y="0cm" svg:width="0.041cm" draw:z-index="38">
        <draw:text-box fo:min-height="0.041cm">
          <text:p text:style-name="Text_20_body"/>
        </draw:text-box>
      </draw:frame>
      <draw:frame draw:style-name="fr1" draw:name="Врезка11" text:anchor-type="page" text:anchor-page-number="1" svg:x="0cm" svg:y="0cm" svg:width="0.041cm" draw:z-index="39">
        <draw:text-box fo:min-height="0.041cm">
          <text:p text:style-name="Text_20_body"/>
        </draw:text-box>
      </draw:frame>
      <draw:frame draw:style-name="fr1" draw:name="Врезка12" text:anchor-type="page" text:anchor-page-number="1" svg:x="0cm" svg:y="0cm" svg:width="0.041cm" draw:z-index="40">
        <draw:text-box fo:min-height="0.041cm">
          <text:p text:style-name="Text_20_body"/>
        </draw:text-box>
      </draw:frame>
      <draw:frame draw:style-name="fr1" draw:name="Врезка13" text:anchor-type="page" text:anchor-page-number="1" svg:x="0cm" svg:y="0cm" svg:width="0.041cm" draw:z-index="41">
        <draw:text-box fo:min-height="0.041cm">
          <text:p text:style-name="Text_20_body"/>
        </draw:text-box>
      </draw:frame>
      <draw:frame draw:style-name="fr1" draw:name="Врезка14" text:anchor-type="page" text:anchor-page-number="1" svg:x="0cm" svg:y="0cm" svg:width="0.041cm" draw:z-index="42">
        <draw:text-box fo:min-height="0.041cm">
          <text:p text:style-name="Text_20_body"/>
        </draw:text-box>
      </draw:frame>
      <draw:frame draw:style-name="fr1" draw:name="Врезка15" text:anchor-type="page" text:anchor-page-number="1" svg:x="0cm" svg:y="0cm" svg:width="0.041cm" draw:z-index="43">
        <draw:text-box fo:min-height="0.041cm">
          <text:p text:style-name="Text_20_body"/>
        </draw:text-box>
      </draw:frame>
      <text:p text:style-name="P4"/>
      <text:p text:style-name="P47"><text:span text:style-name="Intense_20_Emphasis"><text:span text:style-name="T1">Московский Авиационный Институт</text:span></text:span></text:p>
      <text:p text:style-name="P7">(Национальный Исследовательский Университет)</text:p>
      <text:p text:style-name="P5"><text:span text:style-name="Intense_20_Emphasis"><text:span text:style-name="T77"/></text:span></text:p>
      <text:h text:style-name="P99" text:outline-level="1"><text:span text:style-name="Intense_20_Emphasis"><text:span text:style-name="T17"/></text:span></text:h>
      <text:h text:style-name="P99" text:outline-level="1"><text:span text:style-name="Intense_20_Emphasis"><text:span text:style-name="T18">Отчет по лабораторной работе </text:span></text:span><text:span text:style-name="Intense_20_Emphasis"><text:span text:style-name="T19">2</text:span></text:span></text:h>
      <text:h text:style-name="P15" text:outline-level="2"><text:bookmark text:name="user-content-по-курсу-искусственый-интеллект"/>по курсу “Искусствен<text:span text:style-name="T85">н</text:span>ый интеллект”</text:h>
      <text:p text:style-name="P14">На тему: “Алгоритмы классификации”</text:p>
      <text:p text:style-name="P5"><text:span text:style-name="Intense_20_Emphasis"><text:span text:style-name="T78"/></text:span></text:p>
      <text:p text:style-name="P5"><text:span text:style-name="Intense_20_Emphasis"><text:span text:style-name="T76"/></text:span></text:p>
      <text:p text:style-name="P5"><text:span text:style-name="Intense_20_Emphasis"><text:span text:style-name="T76"/></text:span></text:p>
      <text:p text:style-name="P5"><text:span text:style-name="Intense_20_Emphasis"><text:span text:style-name="T76"/></text:span></text:p>
      <text:p text:style-name="P5"><text:span text:style-name="Intense_20_Emphasis"><text:span text:style-name="T76"/></text:span></text:p>
      <text:p text:style-name="P5"><text:span text:style-name="Intense_20_Emphasis"><text:span text:style-name="T76"/></text:span></text:p>
      <text:p text:style-name="P46"><text:span text:style-name="Intense_20_Emphasis"><text:span text:style-name="T2"><text:tab/><text:tab/><text:tab/><text:tab/><text:tab/></text:span></text:span></text:p>
      <text:p text:style-name="P8"><text:span text:style-name="T79">Студент</text:span>: <text:span text:style-name="T79">Иванов Д. В.<text:tab/><text:tab/><text:tab/></text:span></text:p>
      <text:p text:style-name="P9">Группа: М80-304Б-17<text:tab/><text:tab/><text:tab/></text:p>
      <text:p text:style-name="P12"><text:span text:style-name="Intense_20_Emphasis"><text:span text:style-name="T80">Пр</text:span></text:span><text:span text:style-name="Intense_20_Emphasis"><text:span text:style-name="T81">еподаватель</text:span></text:span><text:span text:style-name="Intense_20_Emphasis"><text:span text:style-name="T80">:<text:tab/></text:span></text:span><text:span text:style-name="Intense_20_Emphasis"><text:span text:style-name="T82">Самир Халид</text:span></text:span><text:span text:style-name="Intense_20_Emphasis"><text:span text:style-name="T80"><text:tab/></text:span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0">Москва, 20<text:span text:style-name="T109">20</text:span></text:p>
      <text:p text:style-name="P13"><text:soft-page-break/>Постановка задачи:</text:p>
      <text:p text:style-name="P6">Необходимо реализовать алгоритмы машинного обучения. Применить данные алгоритмы на наборы данных, подготовленных в первой лабораторной работе. <text:s/>Провести анализ полученных моделей, вычислить метрики классификатора. Произвести тюнинг параметров в случае необходимости. Сравнить полученные результаты с моделями реализованными в scikit-learn. Аналогично построить метрики классификации. Показать, что полученные модели не переобучились. Также необходимо сделать выводы о применимости данных моделей к вашей задаче.</text:p>
      <text:p text:style-name="P21"/>
      <text:list xml:id="list1922968359" text:style-name="L1">
        <text:list-item>
          <text:p text:style-name="P102">ЛОГИСТИЧЕСКАЯ РЕГРЕССИЯ</text:p>
        </text:list-item>
        <text:list-item>
          <text:p text:style-name="P103">KNN</text:p>
        </text:list-item>
        <text:list-item>
          <text:p text:style-name="P103">SVM</text:p>
        </text:list-item>
        <text:list-item>
          <text:p text:style-name="P102">ДЕРЕВО РЕШЕНИЙ</text:p>
        </text:list-item>
        <text:list-item>
          <text:p text:style-name="P103">RANDOM FOREST</text:p>
        </text:list-item>
      </text:list>
      <text:p text:style-name="P1"/>
      <text:p text:style-name="P1"/>
      <text:p text:style-name="P1"/>
      <text:p text:style-name="P1"/>
      <text:p text:style-name="P1">Реализация.</text:p>
      <text:p text:style-name="P1"/>
      <text:p text:style-name="P3"/>
      <text:p text:style-name="P3">Логистическая Регрессия.</text:p>
      <text:p text:style-name="P2"/>
      <text:p text:style-name="P2"/>
      <text:p text:style-name="P2">Описание модели. </text:p>
      <text:p text:style-name="P105"/>
      <text:p text:style-name="P107"/>
      <text:p text:style-name="P107">θ — параметры модели.</text:p>
      <text:p text:style-name="P23"><text:span text:style-name="T20">x</text:span><text:span text:style-name="T26">i </text:span><text:span text:style-name="T27"><text:s/>— <text:s/>элемент выборки (строка).</text:span></text:p>
      <text:p text:style-name="P23"><text:span text:style-name="T27">x</text:span><text:span text:style-name="T58">j</text:span><text:span text:style-name="T26">i </text:span><text:span text:style-name="T27"><text:s/>— <text:s/>значение характеристики для элемента выборки.</text:span></text:p>
      <text:p text:style-name="P30"><text:span text:style-name="T25">Г</text:span><text:span text:style-name="T24">ипотеза о логистической регрессии</text:span><text:span text:style-name="T23">:</text:span></text:p>
      <text:p text:style-name="P18"><draw:frame draw:style-name="fr2" draw:name="Объект4" text:anchor-type="as-char" svg:y="-0.619cm" svg:width="2.852cm" svg:height="1.0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><text:span text:style-name="T21">Функция стоимости для обучения параметров θ</text:span><text:span text:style-name="T22">:</text:span></text:p>
      <text:p text:style-name="P19"><draw:frame draw:style-name="fr2" draw:name="Объект5" text:anchor-type="as-char" svg:y="-0.713cm" svg:width="9.107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<text:soft-page-break/></text:p>
      <text:p text:style-name="P20">Градиент:</text:p>
      <text:p text:style-name="P34"><draw:frame draw:style-name="fr2" draw:name="Объект1" text:anchor-type="as-char" svg:y="-0.713cm" svg:width="4.96cm" svg:height="1.139cm" draw:z-index="2"><draw:object xlink:href="./Object 3" xlink:type="simple" xlink:show="embed" xlink:actuate="onLoad"/><draw:image xlink:href="./ObjectReplacements/Object 3" xlink:type="simple" xlink:show="embed" xlink:actuate="onLoad"/></draw:frame><text:line-break/><text:span text:style-name="T104">Регуляризации: </text:span></text:p>
      <text:p text:style-name="P32"><text:span text:style-name="T102">L1 </text:span><text:span text:style-name="T101">:</text:span> <draw:frame draw:style-name="fr2" draw:name="Объект6" text:anchor-type="as-char" svg:y="-0.386cm" svg:width="4.202cm" svg:height="0.542cm" draw:z-index="7"><draw:object xlink:href="./Object 6" xlink:type="simple" xlink:show="embed" xlink:actuate="onLoad"/><draw:image xlink:href="./ObjectReplacements/Object 6" xlink:type="simple" xlink:show="embed" xlink:actuate="onLoad"/></draw:frame><draw:frame draw:style-name="fr2" draw:name="Объект7" text:anchor-type="as-char" svg:y="-0.693cm" svg:width="4.563cm" svg:height="1.072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3"><text:span text:style-name="T102">L2:</text:span> <draw:frame draw:style-name="fr2" draw:name="Объект8" text:anchor-type="as-char" svg:y="-0.386cm" svg:width="3.997cm" svg:height="0.542cm" draw:z-index="29"><draw:object xlink:href="./Object 8" xlink:type="simple" xlink:show="embed" xlink:actuate="onLoad"/><draw:image xlink:href="./ObjectReplacements/Object 8" xlink:type="simple" xlink:show="embed" xlink:actuate="onLoad"/></draw:frame><draw:frame draw:style-name="fr2" draw:name="Объект9" text:anchor-type="as-char" svg:y="-0.693cm" svg:width="5.664cm" svg:height="1.072cm" draw:z-index="30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span text:style-name="T102">RMSprop градиент</text:span><text:span text:style-name="T103">ный</text:span><text:span text:style-name="T102"> спуск:</text:span></text:p>
      <text:p text:style-name="P25"><text:span text:style-name="T87">g</text:span><text:span text:style-name="T91">t —</text:span><text:span text:style-name="T87"> значение градиента в момент времени t.</text:span></text:p>
      <text:p text:style-name="P25"><text:span text:style-name="T87">ɣ — </text:span><text:span text:style-name="T88">принадлежит интервалу (0,1).</text:span></text:p>
      <text:p text:style-name="P27"><text:span text:style-name="T88">ῃ — </text:span><text:span text:style-name="T87">шаг обучения.</text:span></text:p>
      <text:p text:style-name="P31"><text:span text:style-name="T87">E[g</text:span><text:span text:style-name="T86">2</text:span><text:span text:style-name="T87">]</text:span><text:span text:style-name="T91">t —</text:span><text:span text:style-name="T87"> бегущее среднее в момент времени t:</text:span></text:p>
      <text:p text:style-name="P26"><draw:frame draw:style-name="fr2" draw:name="Объект2" text:anchor-type="as-char" svg:y="-0.437cm" svg:width="5.198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3">Обучение параметров:</text:p>
      <text:p text:style-name="P28"><draw:frame draw:style-name="fr2" draw:name="Объект3" text:anchor-type="as-char" svg:y="-0.473cm" svg:width="4.018cm" svg:height="1.0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4">Обучение проходит на mini batches.</text:p>
      <text:p text:style-name="P125"/>
      <text:p text:style-name="P125"/>
      <text:p text:style-name="P126">Результат выполнения.</text:p>
      <text:p text:style-name="P131"/>
      <text:p text:style-name="P131">Реализованная модель.</text:p>
      <text:p text:style-name="P138">Без регуляризации:</text:p>
      <text:p text:style-name="P109">Ошибки на валидации</text:p>
      <text:p text:style-name="P68">accuracy = 0.6338100909322868</text:p>
      <text:p text:style-name="P68">precision = 0.584378671285857</text:p>
      <text:p text:style-name="P68">roc auc = 0.5692628608657975</text:p>
      <text:p text:style-name="P68"/>
      <text:p text:style-name="P68">Ошибки на Train --- Test выборках</text:p>
      <text:p text:style-name="P68">accuracy = 0.7244918809120302 --- 0.7234802048027692</text:p>
      <text:p text:style-name="P68">precision = 0.3806966299192814 --- 0.3814297760704582</text:p>
      <text:p text:style-name="P68"><text:soft-page-break/>roc auc = 0.7502104845361435 --- 0.7500780201265398</text:p>
      <text:p text:style-name="P75"/>
      <text:p text:style-name="P79"/>
      <text:p text:style-name="P79"/>
      <text:p text:style-name="P79">L1 регуляризация:</text:p>
      <text:p text:style-name="P59"/>
      <text:p text:style-name="P76">Оцененый параметр <text:span text:style-name="T99">C ( </text:span><text:span text:style-name="T105">λ </text:span><text:span text:style-name="T99">)</text:span> = 1</text:p>
      <text:p text:style-name="P76"/>
      <text:p text:style-name="P76">Ошибки на валидации</text:p>
      <text:p text:style-name="P68">accuracy = 0.5780922833004926</text:p>
      <text:p text:style-name="P68">precision = 0.5042834802615656</text:p>
      <text:p text:style-name="P68">roc auc = 0.6039025344644553</text:p>
      <text:p text:style-name="P166"/>
      <text:p text:style-name="P197">Ошибки на Train --- Test выборках</text:p>
      <text:p text:style-name="P68">accuracy = 0.6726402961574057 --- 0.6690704550371386</text:p>
      <text:p text:style-name="P68">precision = 0.21913376676403154 --- 0.2154970486273775</text:p>
      <text:p text:style-name="P68">roc auc = 0.7047294546034382 --- 0.7003878294633096</text:p>
      <text:p text:style-name="P118"/>
      <text:p text:style-name="P42"><text:span text:style-name="T38">L</text:span><text:span text:style-name="T39">2</text:span><text:span text:style-name="T38"> регуляризация:</text:span><text:span text:style-name="T87"> </text:span></text:p>
      <text:p text:style-name="P77">Оцененый параметр <text:span text:style-name="T99">C ( </text:span><text:span text:style-name="T105">λ </text:span><text:span text:style-name="T99">)</text:span> = 1</text:p>
      <text:p text:style-name="P77"/>
      <text:p text:style-name="P77">Ошибки на валидации</text:p>
      <text:p text:style-name="P68">accuracy = 0.6162504865352665</text:p>
      <text:p text:style-name="P68">precision = 0.5184112372925739</text:p>
      <text:p text:style-name="P68">roc auc = 0.6100648645608078</text:p>
      <text:p text:style-name="P68"/>
      <text:p text:style-name="P78">Ошибки на Train --- Test выборках</text:p>
      <text:p text:style-name="P88">accuracy = 0.6284931309270544 --- 0.6296964015288095</text:p>
      <text:p text:style-name="P88">precision = 0.8235811426238261 --- 0.819450950997845</text:p>
      <text:p text:style-name="P88">roc auc = 0.6658751793238991 --- 0.6653836279059693</text:p>
      <text:p text:style-name="P16"/>
      <text:p text:style-name="P81"/>
      <text:p text:style-name="P81">Sklearn.</text:p>
      <text:p text:style-name="P60"/>
      <text:p text:style-name="P139">Без регуляризации:</text:p>
      <text:p text:style-name="P199">Ошибки на валидации</text:p>
      <text:p text:style-name="P68">test_accuracy = 0.6762188692443609</text:p>
      <text:p text:style-name="P68">test_precision_macro = 0.6627387972147134</text:p>
      <text:p text:style-name="P68">test_roc_auc = 0.7317061087095794</text:p>
      <text:p text:style-name="P168"/>
      <text:p text:style-name="P73">Ошибки на Train --- Test выборках</text:p>
      <text:p text:style-name="P68">accuracy = 0.7281818291085229 --- 0.7276988533929473</text:p>
      <text:p text:style-name="P68">precision = 0.4978799585414115 --- 0.49554951747399983</text:p>
      <text:p text:style-name="P68">roc auc = 0.7209326461509085 --- 0.7218719739255142</text:p>
      <text:p text:style-name="P73"/>
      <text:p text:style-name="P80">L1 регуляризация:</text:p>
      <text:p text:style-name="P61"/>
      <text:p text:style-name="P73">Оцененый параметр <text:span text:style-name="T99">C ( </text:span><text:span text:style-name="T105">λ </text:span><text:span text:style-name="T99">)</text:span> = <text:span text:style-name="T100">0.5</text:span></text:p>
      <text:p text:style-name="P73"/>
      <text:p text:style-name="P69">Ошибки на валидации</text:p>
      <text:p text:style-name="P68"><text:soft-page-break/>test_accuracy = 0.6762188692443609</text:p>
      <text:p text:style-name="P68">test_precision_macro = 0.6627387972147134</text:p>
      <text:p text:style-name="P68">test_roc_auc = 0.7317061087095794</text:p>
      <text:p text:style-name="P198"/>
      <text:p text:style-name="P198">Ошибки на Train --- Test выборках</text:p>
      <text:p text:style-name="P68">accuracy = 0.7279294222286325 --- 0.7291411264152304</text:p>
      <text:p text:style-name="P68">precision = 0.5057947799868087 --- 0.5047315656329054</text:p>
      <text:p text:style-name="P68">roc auc = 0.719308471615182 --- 0.7224474054654223</text:p>
      <text:p text:style-name="P212"/>
      <text:p text:style-name="P43"><text:span text:style-name="T40">L</text:span><text:span text:style-name="T41">2</text:span><text:span text:style-name="T40"> регуляризация:</text:span><text:span text:style-name="T87"> </text:span></text:p>
      <text:p text:style-name="P73">Оцененый параметр <text:span text:style-name="T99">C ( </text:span><text:span text:style-name="T105">λ </text:span><text:span text:style-name="T99">)</text:span> = <text:span text:style-name="T100">0.5</text:span></text:p>
      <text:p text:style-name="P73"/>
      <text:p text:style-name="P69">Ошибки на валидации</text:p>
      <text:p text:style-name="P68">test_accuracy = 0.6762188692443609</text:p>
      <text:p text:style-name="P68">test_precision_macro = 0.6627387972147134</text:p>
      <text:p text:style-name="P68">test_roc_auc = 0.7317061087095794</text:p>
      <text:p text:style-name="P178"/>
      <text:p text:style-name="P178">Ошибки на Train --- Test выборках</text:p>
      <text:p text:style-name="P68">accuracy = 0.7316794673012896 --- 0.7316651042042258</text:p>
      <text:p text:style-name="P68">precision = 0.5029052419988065 --- 0.5009837908741684</text:p>
      <text:p text:style-name="P68">roc auc = 0.7252877933793803 --- 0.7268640168250026</text:p>
      <text:p text:style-name="P89"/>
      <text:p text:style-name="P87">Выводы по модели:</text:p>
      <text:p text:style-name="P86"/>
      <text:p text:style-name="P21">1. Из того, что метрики классификации на <text:s/>Train Test выборках не сильно различны следует, что модель не переобучилась.</text:p>
      <text:p text:style-name="P21"/>
      <text:p text:style-name="P21">2. <text:s/>Модель логистической регрессии считается простой, но даже так она выдает acuurace 0.7. В качестве baseline она применима. Но не полнностью описывает данные.</text:p>
      <text:p text:style-name="P21"/>
      <text:p text:style-name="P92"/>
      <text:p text:style-name="P92"/>
      <text:p text:style-name="P92"/>
      <text:p text:style-name="P92">KNN.</text:p>
      <text:p text:style-name="P92"/>
      <text:p text:style-name="P92"/>
      <text:p text:style-name="P91">Описание модели</text:p>
      <text:p text:style-name="P90"/>
      <text:p text:style-name="P94">Алгоритм.</text:p>
      <text:p text:style-name="P93"/>
      <text:p text:style-name="P93"/>
      <text:p text:style-name="P21">1. <text:s/><text:span text:style-name="T106">Построить kdtree на Train данных</text:span></text:p>
      <text:p text:style-name="P21"/>
      <text:list xml:id="list2595370738" text:style-name="L2">
        <text:list-item>
          <text:p text:style-name="P140"><text:soft-page-break/>Все объекты помещаются в один большой bounding box, описывающий объекты исходного множества (при этом каждый объект ограничен своим bounding box-ом)</text:p>
        </text:list-item>
        <text:list-item>
          <text:p text:style-name="P140"><text:span text:style-name="T67">Он </text:span><text:span text:style-name="T66">разбивается (делится) плоскостью, параллельной одной из его сторон, на два. </text:span></text:p>
          <text:list>
            <text:list-header>
              <text:p text:style-name="P140">Выбранный способ разделения:</text:p>
            </text:list-header>
            <text:list-item>
              <text:p text:style-name="P140">Рассекать по медиане: отсортируем все примитивы по одной из координат, а медианой назовем элемент (или центр элемента), который находится на средней позиции в отсортированном списке. Секущая плоскость будет проходить через медиану так, что количество элементов слева и справа будет примерно равным.</text:p>
            </text:list-item>
          </text:list>
        </text:list-item>
        <text:list-item>
          <text:p text:style-name="P140">В дерево добавляются два новых узла. Таким же образом каждый из полученных параллелепипедов разбивается на два и т.д. </text:p>
        </text:list-item>
        <text:list-item>
          <text:p text:style-name="P140">Процесс завершается либо по специальному критерию, либо при достижении определенной глубины дерева, либо же при достижении определенного числа элементов внутри узла дерева. Некоторые элементы могут одновременно входить как в левый, так и в правый узлы (например, когда в качестве элементов дерева рассматриваются треугольники).</text:p>
        </text:list-item>
      </text:list>
      <text:p text:style-name="P21">2. Нахождение k-ближайших соседей для каждого элемента predict данных</text:p>
      <text:p text:style-name="P21"/>
      <text:list xml:id="list965482780" text:style-name="L3">
        <text:list-item>
          <text:p text:style-name="P141">Начиная с корневого узла, алгоритм рекурсивно перемещается вниз по дереву так же, как и при вставке точки поиска (т. Е. Он перемещается влево или вправо в зависимости от того, является ли точка меньше или больше текущего узла в разделенное измерение).</text:p>
        </text:list-item>
        <text:list-item>
          <text:p text:style-name="P141">Как только алгоритм достигает узла, он проверяет эту точку узла и, если расстояние лучше, эта точка узла сохраняется как «текущая лучшая».</text:p>
        </text:list-item>
        <text:list-item>
          <text:p text:style-name="P141">Алгоритм раскручивает рекурсию дерева, выполняя следующие шаги на каждом узле:</text:p>
        </text:list-item>
      </text:list>
      <text:list xml:id="list3153342302" text:style-name="L4">
        <text:list-item>
          <text:list>
            <text:list-item>
              <text:list>
                <text:list-item>
                  <text:list>
                    <text:list-item>
                      <text:p text:style-name="P142">Если текущий узел ближе, чем текущий лучший, то он становится текущим лучшим.</text:p>
                    </text:list-item>
                    <text:list-item>
                      <text:p text:style-name="P142"><text:span text:style-name="T71">Алгоритм проверяет, могут ли быть какие-либо точки на другой стороне плоскости разбиения, которые ближе к точке поиска, чем текущая наилучшая. В принципе, это делается путем пересечения расщепляющейся </text:span><text:span text:style-name="T65">гиперплоскости </text:span><text:span text:style-name="T71">с </text:span><text:span text:style-name="T65">гиперсферой</text:span><text:span text:style-name="T71"> вокруг точки поиска, радиус которой равен текущему ближайшему расстоянию. Поскольку все гиперплоскости выровнены по оси, это реализовано в виде простого сравнения, чтобы увидеть, меньше ли расстояние между координатой расщепления точки поиска и текущим узлом, чем расстояние (общие координаты) от точки поиска до текущего лучшего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755699801112" text:continue-list="list965482780" text:style-name="L3">
        <text:list-item>
          <text:list>
            <text:list-item>
              <text:list>
                <text:list-item>
                  <text:list>
                    <text:list-item>
                      <text:p text:style-name="P141">Если гиперсфера пересекает плоскость, на другой стороне плоскости могут быть более близкие точки, поэтому алгоритм <text:soft-page-break/>должен перемещаться вниз по другой ветви дерева от текущего узла, ища более близкие точки, следуя тому же рекурсивному процессу, что и весь поиск. ,</text:p>
                    </text:list-item>
                    <text:list-item>
                      <text:p text:style-name="P141">Если гиперсфера не пересекает плоскость расщепления, то алгоритм продолжает идти вверх по дереву, и вся ветвь на другой стороне этого узла удаляется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s/>Когда алгоритм завершает этот процесс для корневого узла, поиск завершается.</text:p>
        </text:list-item>
      </text:list>
      <text:p text:style-name="P21"/>
      <text:p text:style-name="P21">3. Выбор из наиболее частого встречающегося таргета среди всех соседей в качестве предсказания.</text:p>
      <text:p text:style-name="P21"/>
      <text:p text:style-name="P21"/>
      <text:p text:style-name="P137"/>
      <text:p text:style-name="P127">Результат выполнения.</text:p>
      <text:p text:style-name="P132"/>
      <text:p text:style-name="P132">Реализованная модель</text:p>
      <text:p text:style-name="P51"><text:span text:style-name="T84">k — ближайших соседей </text:span><text:span text:style-name="T83"><text:s/>= 11</text:span></text:p>
      <text:p text:style-name="P158"/>
      <text:p text:style-name="P68">Ошибки на валидации</text:p>
      <text:p text:style-name="P185">accuracy = 0.5896000000000001</text:p>
      <text:p text:style-name="P185">precision = 0.6939540727186643</text:p>
      <text:p text:style-name="P185">roc auc = 0.5542814946770922</text:p>
      <text:p text:style-name="P68"/>
      <text:p text:style-name="P110"/>
      <text:p text:style-name="P74">Ошибки на Train --- Test выборках</text:p>
      <text:p text:style-name="P68">accuracy = 0.8424 --- 0.808</text:p>
      <text:p text:style-name="P68">precision = 0.9156530408773679 --- 0.8963700234192038</text:p>
      <text:p text:style-name="P68">roc auc = 0.8306608081066507 --- 0.78451079214438</text:p>
      <text:p text:style-name="P68"/>
      <text:p text:style-name="P66"/>
      <text:p text:style-name="P82">Sklearn</text:p>
      <text:p text:style-name="P62"/>
      <text:p text:style-name="P52"><text:span text:style-name="T4">k — ближайших соседей </text:span><text:span text:style-name="T3"><text:s/>= 11</text:span></text:p>
      <text:p text:style-name="P157"/>
      <text:p text:style-name="P200">Ошибки на валидации</text:p>
      <text:p text:style-name="P68">test_accuracy = 0.3471</text:p>
      <text:p text:style-name="P68">test_precision_macro = 0.2829001463122244</text:p>
      <text:p text:style-name="P68">test_roc_auc = 0.17431190110781372</text:p>
      <text:p text:style-name="P100"/>
      <text:p text:style-name="P74">Ошибки на Train --- Test выборках</text:p>
      <text:p text:style-name="P68"><text:soft-page-break/>accuracy = 0.8789333333333333 --- 0.834</text:p>
      <text:p text:style-name="P68">precision = 0.9294117647058824 --- 0.9028103044496487</text:p>
      <text:p text:style-name="P68">roc auc = 0.8694222817113569 --- 0.8134194715939831</text:p>
      <text:p text:style-name="P190"/>
      <text:p text:style-name="P192"/>
      <text:p text:style-name="P192">Вывод по модели:</text:p>
      <text:p text:style-name="P192"/>
      <text:p text:style-name="P21">1. Из того, что метрики классификации на <text:s/>Train Test выборках не сильно различны следует, что модель не переобучилась. <text:span text:style-name="T119">Низкая метрика на кросс валидации связана с зависимостью результата от соседей.</text:span></text:p>
      <text:p text:style-name="P21"/>
      <text:p text:style-name="P21"><text:span text:style-name="T40">2. <text:s/>Модель </text:span><text:span text:style-name="T42">KNN</text:span><text:span text:style-name="T40"> считается простой, но даже так она выдает acuurace</text:span><text:span text:style-name="T42"> свыше</text:span><text:span text:style-name="T40"> 0.</text:span><text:span text:style-name="T42">85</text:span><text:span text:style-name="T40">. </text:span><text:span text:style-name="T42">На данных показывает себя достаточно хорошо. </text:span></text:p>
      <text:p text:style-name="P21"/>
      <text:p text:style-name="P169"/>
      <text:p text:style-name="P169"/>
      <text:p text:style-name="P169"/>
      <text:p text:style-name="P95"><text:span text:style-name="T42">S</text:span><text:span text:style-name="T40">VM</text:span></text:p>
      <text:p text:style-name="P172"/>
      <text:p text:style-name="P172"/>
      <text:p text:style-name="P96"><text:span text:style-name="T42">О</text:span><text:span text:style-name="T40">писание модели</text:span></text:p>
      <text:p text:style-name="P173"/>
      <text:p text:style-name="P173"/>
      <text:p text:style-name="Text_20_body"><text:span text:style-name="T47">Алгоритм <text:s/>строит </text:span><text:span text:style-name="Strong_20_Emphasis"><text:span text:style-name="T52">границ</text:span></text:span><text:span text:style-name="Strong_20_Emphasis"><text:span text:style-name="T53">у</text:span></text:span><text:span text:style-name="Strong_20_Emphasis"><text:span text:style-name="T52"> принятия решения </text:span></text:span><text:span text:style-name="T47">для разделения отрицательных и положительных выборок.</text:span></text:p>
      <text:p text:style-name="P119"/>
      <text:p text:style-name="P29"><text:bookmark text:name="d70f"/>Правило принятия решения</text:p>
      <text:p text:style-name="Text_20_body"><text:span text:style-name="T47">Чтобы определить, находится ли неизвестный образец справа или слева от границы решения, вектор </text:span><text:span text:style-name="Strong_20_Emphasis"><text:span text:style-name="T52">u </text:span></text:span><text:span text:style-name="T47">можно </text:span><text:span text:style-name="T49">с проецировать</text:span><text:span text:style-name="T47"> на вектор </text:span><text:span text:style-name="Strong_20_Emphasis"><text:span text:style-name="T52">w</text:span></text:span><text:span text:style-name="T47">, найдя их точечное произведение. Если значение проекции </text:span><text:span text:style-name="Strong_20_Emphasis"><text:span text:style-name="T52">u </text:span></text:span><text:span text:style-name="T47">на </text:span><text:span text:style-name="Strong_20_Emphasis"><text:span text:style-name="T52">w </text:span></text:span><text:span text:style-name="T47">больше неизвестног</text:span><text:span text:style-name="T49">о</text:span><text:span text:style-name="T47"> </text:span><text:span text:style-name="Strong_20_Emphasis"><text:span text:style-name="T52">c</text:span></text:span><text:span text:style-name="T47">, то выборка </text:span><text:span text:style-name="Strong_20_Emphasis"><text:span text:style-name="T52">u </text:span></text:span><text:span text:style-name="T47">находится на правой стороне границы или наоборот.</text:span></text:p>
      <text:p text:style-name="P21"/>
      <text:p text:style-name="P55"><draw:frame draw:style-name="fr2" draw:name="Объект10" text:anchor-type="as-char" svg:y="-0.377cm" svg:width="1.573cm" svg:height="0.467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28"><text:tab/><text:tab/><text:tab/><text:tab/><text:tab/><text:tab/><text:tab/><text:tab/><text:tab/><text:tab/><text:tab/><text:tab/></text:span><text:span text:style-name="T30">(1)</text:span></text:p>
      <text:p text:style-name="P159"/>
      <text:p text:style-name="P54"><text:span text:style-name="T28">Без ограничения общности </text:span><text:span text:style-name="Emphasis"><text:span text:style-name="T35">уравнение 1 </text:span></text:span><text:span text:style-name="T28">можно изменить, предполагая, что </text:span><text:span text:style-name="Emphasis"><text:span text:style-name="T37">c = -b.</text:span></text:span></text:p>
      <text:p text:style-name="P54"><text:span text:style-name="Emphasis"><text:span text:style-name="T52"/></text:span></text:p>
      <text:p text:style-name="P54"><draw:frame draw:style-name="fr2" draw:name="Объект11" text:anchor-type="as-char" svg:y="-0.377cm" svg:width="2.097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Emphasis"><text:span text:style-name="T34"><text:tab/><text:tab/><text:tab/><text:tab/><text:tab/><text:tab/><text:tab/><text:tab/><text:tab/><text:tab/><text:tab/><text:tab/></text:span></text:span><text:span text:style-name="Emphasis"><text:span text:style-name="T30">(2)</text:span></text:span></text:p>
      <text:p text:style-name="Text_20_body"><text:span text:style-name="Emphasis"><text:span text:style-name="T93"><text:tab/></text:span></text:span></text:p>
      <text:p text:style-name="Text_20_body"><text:bookmark text:name="8791"/><text:soft-page-break/><text:span text:style-name="Emphasis"><text:span text:style-name="T96">Параметризация Маржа модели СВМ</text:span></text:span></text:p>
      <text:p text:style-name="Text_20_body"><text:bookmark text:name="c49b"/><text:span text:style-name="T74">Для того, чтобы быть в состоянии определить расстояние от каждого опорного вектора на границе решения, правило принятия решения для обоих классов следует рассматривать отдельно. Из-за математического удобства будет использоваться расстояние до </text:span><text:span text:style-name="Strong_20_Emphasis"><text:span text:style-name="T75">1</text:span></text:span><text:span text:style-name="T74"> , после чего полученное уравнение может быть умножено на любую константу для пропорционального увеличения / уменьшения запаса.</text:span></text:p>
      <text:p text:style-name="Text_20_body"><text:span text:style-name="Emphasis"><text:span text:style-name="T47">Таким образом, </text:span></text:span><text:span text:style-name="Emphasis"><text:span text:style-name="T55">уравнение 2</text:span></text:span><text:span text:style-name="Emphasis"><text:span text:style-name="T52"> </text:span></text:span><text:span text:style-name="Emphasis"><text:span text:style-name="T47">для положительных (x</text:span></text:span><text:span text:style-name="Emphasis"><text:span text:style-name="T59">plus</text:span></text:span><text:span text:style-name="Emphasis"><text:span text:style-name="T47">) и отрицательных (x</text:span></text:span><text:span text:style-name="Emphasis"><text:span text:style-name="T59">minus</text:span></text:span><text:span text:style-name="Emphasis"><text:span text:style-name="T47">) выборок можно изменить, как это описано в </text:span></text:span><text:span text:style-name="Emphasis"><text:span text:style-name="T55">уравнениях 3.1</text:span></text:span><text:span text:style-name="Emphasis"><text:span text:style-name="T52"> </text:span></text:span><text:span text:style-name="Emphasis"><text:span text:style-name="T47">и </text:span></text:span><text:span text:style-name="Emphasis"><text:span text:style-name="T55">3.2</text:span></text:span><text:span text:style-name="Emphasis"><text:span text:style-name="T47">.</text:span></text:span></text:p>
      <text:p text:style-name="Text_20_body"><text:span text:style-name="Emphasis"><text:span text:style-name="T93"/></text:span></text:p>
      <text:p text:style-name="Text_20_body"><text:span text:style-name="T93"><draw:frame draw:style-name="fr2" draw:name="Объект12" text:anchor-type="as-char" svg:y="-0.377cm" svg:width="2.556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Emphasis"><text:span text:style-name="T93"><text:tab/><text:tab/><text:tab/><text:tab/><text:tab/><text:tab/><text:tab/><text:tab/><text:tab/><text:tab/><text:tab/></text:span></text:span><text:span text:style-name="Emphasis"><text:span text:style-name="T95">(3.1)</text:span></text:span></text:p>
      <text:p text:style-name="P54"><text:span text:style-name="Emphasis"><text:span text:style-name="T52"/></text:span></text:p>
      <text:p text:style-name="P54"><draw:frame draw:style-name="fr2" draw:name="Объект13" text:anchor-type="as-char" svg:y="-0.377cm" svg:width="3.034cm" svg:height="0.531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Emphasis"><text:span text:style-name="T34"><text:tab/><text:tab/><text:tab/><text:tab/><text:tab/><text:tab/><text:tab/><text:tab/><text:tab/><text:tab/><text:tab/></text:span></text:span><text:span text:style-name="Emphasis"><text:span text:style-name="T31">(3.2)</text:span></text:span></text:p>
      <text:p text:style-name="P54"><text:span text:style-name="Emphasis"><text:span text:style-name="T52"/></text:span></text:p>
      <text:p text:style-name="Text_20_body"><text:span text:style-name="Emphasis"><text:span text:style-name="T48">Хотя есть два отдельных уравнения для разных классов, умножив </text:span></text:span><text:span text:style-name="Emphasis"><text:span text:style-name="T56">уравнение 3.1 </text:span></text:span><text:span text:style-name="Emphasis"><text:span text:style-name="T48">на +1 и </text:span></text:span><text:span text:style-name="Emphasis"><text:span text:style-name="T56">3.2 </text:span></text:span><text:span text:style-name="Emphasis"><text:span text:style-name="T48">на -1, уравнения можно объединить в одно (</text:span></text:span><text:span text:style-name="Emphasis"><text:span text:style-name="T56">уравнение 5</text:span></text:span><text:span text:style-name="Emphasis"><text:span text:style-name="T48">), что будет более математически удобно. Для этого в </text:span></text:span><text:span text:style-name="Emphasis"><text:span text:style-name="T56">уравнение </text:span></text:span><text:span text:style-name="Emphasis"><text:span text:style-name="T48">будет включена новая переменная </text:span></text:span><text:span text:style-name="Strong_20_Emphasis"><text:span text:style-name="T54">yᵢ</text:span></text:span><text:span text:style-name="Emphasis"><text:span text:style-name="T48">(</text:span></text:span><text:span text:style-name="Emphasis"><text:span text:style-name="T56">уравнение 4</text:span></text:span><text:span text:style-name="Emphasis"><text:span text:style-name="T48">).</text:span></text:span></text:p>
      <text:p text:style-name="Text_20_body"><text:span text:style-name="Emphasis"><text:span text:style-name="T93"/></text:span></text:p>
      <text:p text:style-name="P56"><draw:frame draw:style-name="fr2" draw:name="Объект14" text:anchor-type="as-char" svg:y="-0.642cm" svg:width="3.103cm" svg:height="1.194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Emphasis"><text:span text:style-name="T29"><text:tab/><text:tab/><text:tab/><text:tab/><text:tab/><text:tab/><text:tab/><text:tab/><text:tab/><text:tab/><text:tab/></text:span></text:span><text:span text:style-name="Emphasis"><text:span text:style-name="T31">(4)</text:span></text:span></text:p>
      <text:p text:style-name="P56"><text:span text:style-name="Emphasis"><text:span text:style-name="T50"/></text:span></text:p>
      <text:p text:style-name="P56"><draw:frame draw:style-name="fr2" draw:name="Объект15" text:anchor-type="as-char" svg:y="-0.386cm" svg:width="2.778cm" svg:height="0.542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Emphasis"><text:span text:style-name="T29"><text:tab/><text:tab/><text:tab/><text:tab/><text:tab/><text:tab/><text:tab/><text:tab/><text:tab/><text:tab/><text:tab/></text:span></text:span><text:span text:style-name="Emphasis"><text:span text:style-name="T31">(5)</text:span></text:span></text:p>
      <text:p text:style-name="Text_20_body"><text:span text:style-name="Emphasis"><text:span text:style-name="T93"/></text:span></text:p>
      <text:p text:style-name="Text_20_body"><text:bookmark text:name="b2bd"/><text:span text:style-name="Emphasis"><text:span text:style-name="T96">Задача оптимизации</text:span></text:span></text:p>
      <text:p text:style-name="P21"><text:bookmark text:name="611f"/>В предыдущих разделах обсуждались ограничения для определения границы решения SVM. Тем не менее, главная цель SVM - найти границу решения с наибольшим расстоянием.</text:p>
      <text:p text:style-name="Text_20_body"><text:span text:style-name="Emphasis"><text:span text:style-name="T48">Чтобы найти расстояние между опорными векторами, можно использовать любой из положительных и отрицательных <text:s/>образцов, расположенных на опорных векторах. Расстояние будет равно проекции разности векторов на единичный вектор в направлении вектора нормали </text:span></text:span><text:span text:style-name="Strong_20_Emphasis"><text:span text:style-name="T54">w</text:span></text:span><text:span text:style-name="Emphasis"><text:span text:style-name="T48">. Единичный вектор может быть рассчитан путем деления компонентов вектора </text:span></text:span><text:span text:style-name="Strong_20_Emphasis"><text:span text:style-name="T54">w </text:span></text:span><text:span text:style-name="Emphasis"><text:span text:style-name="T48">на его длину.</text:span></text:span></text:p>
      <text:p text:style-name="Text_20_body"><text:span text:style-name="Emphasis"><text:span text:style-name="T93"/></text:span></text:p>
      <text:p text:style-name="P56"><draw:frame draw:style-name="fr2" draw:name="Объект16" text:anchor-type="as-char" svg:y="-0.619cm" svg:width="7.618cm" svg:height="1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Emphasis"><text:span text:style-name="T29"><text:tab/><text:tab/><text:tab/><text:tab/><text:tab/><text:tab/><text:tab/></text:span></text:span><text:span text:style-name="Emphasis"><text:span text:style-name="T32">(6)</text:span></text:span></text:p>
      <text:p text:style-name="P56"><text:span text:style-name="Emphasis"><text:span text:style-name="T48"/></text:span></text:p>
      <text:p text:style-name="P56"><text:span text:style-name="Emphasis"><text:span text:style-name="T36">Уравнение 6 </text:span></text:span><text:span text:style-name="Emphasis"><text:span text:style-name="T29">может быть дополнительно упрощено с помощью уравнений</text:span></text:span></text:p>
      <text:p text:style-name="P56"><text:span text:style-name="Emphasis"><text:span text:style-name="T48"/></text:span></text:p>
      <text:p text:style-name="P56"><text:soft-page-break/><draw:frame draw:style-name="fr2" draw:name="Объект17" text:anchor-type="as-char" svg:y="-0.642cm" svg:width="2.947cm" svg:height="1.194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Emphasis"><text:span text:style-name="T29"><text:tab/><text:tab/><text:tab/><text:tab/><text:tab/><text:tab/><text:tab/><text:tab/><text:tab/><text:tab/><text:tab/></text:span></text:span><text:span text:style-name="Emphasis"><text:span text:style-name="T32">(7)</text:span></text:span></text:p>
      <text:p text:style-name="P56"><text:span text:style-name="Emphasis"><text:span text:style-name="T48"/></text:span></text:p>
      <text:p text:style-name="P56"><draw:frame draw:style-name="fr2" draw:name="Объект18" text:anchor-type="as-char" svg:y="-0.683cm" svg:width="7.784cm" svg:height="1.064cm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Emphasis"><text:span text:style-name="T29"><text:tab/><text:tab/><text:tab/><text:tab/><text:tab/><text:tab/><text:tab/></text:span></text:span><text:span text:style-name="Emphasis"><text:span text:style-name="T32">(8)</text:span></text:span></text:p>
      <text:p text:style-name="P56"><text:span text:style-name="Emphasis"><text:span text:style-name="T48"/></text:span></text:p>
      <text:p text:style-name="Text_20_body"><text:span text:style-name="Emphasis"><text:span text:style-name="T94">Наконец, было получено простое уравнение (8), которое описывает расстояние между опорными векторами. Цель состоит в том, чтобы максимизировать его, а также с учетом ограничений, обсужденных выше</text:span></text:span><text:span text:style-name="Emphasis"><text:span text:style-name="T93">.</text:span></text:span></text:p>
      <text:p text:style-name="Text_20_body"><text:span text:style-name="Emphasis"><text:span text:style-name="T93"/></text:span></text:p>
      <text:p text:style-name="P56"><draw:frame draw:style-name="fr2" draw:name="Объект19" text:anchor-type="as-char" svg:y="-0.681cm" svg:width="9.204cm" svg:height="1.06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Emphasis"><text:span text:style-name="T29"><text:tab/><text:tab/><text:tab/><text:tab/><text:tab/><text:tab/></text:span></text:span><text:span text:style-name="Emphasis"><text:span text:style-name="T33">(9)</text:span></text:span></text:p>
      <text:p text:style-name="P56"><text:span text:style-name="Emphasis"><text:span text:style-name="T48"/></text:span></text:p>
      <text:p text:style-name="Text_20_body"><text:span text:style-name="Emphasis"><text:span text:style-name="T48">Уравнение 9 описывает этапы преобразования задачи оптимизации в квадратичную оптимизацию, которая является более математически удобной в процессе получения градиентов относительно </text:span></text:span><text:span text:style-name="Strong_20_Emphasis"><text:span text:style-name="T54">w</text:span></text:span><text:span text:style-name="Emphasis"><text:span text:style-name="T48">.</text:span></text:span></text:p>
      <text:p text:style-name="Text_20_body"><text:span text:style-name="Emphasis"><text:span text:style-name="T93"/></text:span></text:p>
      <text:p text:style-name="Text_20_body"><text:bookmark text:name="c098"/><text:span text:style-name="Emphasis"><text:span text:style-name="T96">Ограниченная квадратичная оптимизация с множителями Лагранжа</text:span></text:span></text:p>
      <text:p text:style-name="P108">Для задачи ограниченной оптимизации множители Лагранжа могут быть использованы просто для преобразования ограниченной задачи оптимизации в безусловную, которая удобнее в вычислительном отношении. Теория множителей Лагранжа утверждает, что:</text:p>
      <text:p text:style-name="P97"><text:bookmark text:name="b21d"/>Для минимального / максимального решения функции f (x), ограниченной g (x), кривая уровня функции f (x) касается кривой уровня g (x).Таким образом, если кривые уровня являются касательными, их градиенты должны быть параллельными.</text:p>
      <text:p text:style-name="P98"/>
      <text:p text:style-name="P21"><draw:frame draw:style-name="fr3" draw:name="Объект20" text:anchor-type="as-char" svg:y="-0.386cm" svg:width="3.357cm" svg:height="0.508cm" draw:z-index="19"><draw:object xlink:href="./Object 20" xlink:type="simple" xlink:show="embed" xlink:actuate="onLoad"/><draw:image xlink:href="./ObjectReplacements/Object 20" xlink:type="simple" xlink:show="embed" xlink:actuate="onLoad"/></draw:frame><text:tab/><text:tab/><text:tab/><text:tab/><text:tab/><text:tab/><text:tab/><text:tab/><text:tab/><text:tab/><text:span text:style-name="T108">(10)</text:span></text:p>
      <text:p text:style-name="P56"/>
      <text:p text:style-name="P56"><draw:frame draw:style-name="fr2" draw:name="Объект21" text:anchor-type="as-char" svg:y="-0.386cm" svg:width="3.919cm" svg:height="0.50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56"/>
      <text:p text:style-name="P56"><draw:frame draw:style-name="fr2" draw:name="Объект22" text:anchor-type="as-char" svg:y="-0.386cm" svg:width="4.136cm" svg:height="0.50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56"/>
      <text:p text:style-name="Text_20_body"><text:span text:style-name="Emphasis"><text:span text:style-name="T51">Используя уравнение 10, ограниченная задача оптимизации SVM преобразуется в неограниченную. Новое уравнение будет целевой функцией SVM с суммированием по всем ограничениям.</text:span></text:span></text:p>
      <text:p text:style-name="Text_20_body"><text:span text:style-name="Emphasis"><text:span text:style-name="T51"/></text:span></text:p>
      <text:p text:style-name="P21"><text:soft-page-break/><draw:frame draw:style-name="fr2" draw:name="Объект23" text:anchor-type="as-char" svg:y="-0.619cm" svg:width="3.027cm" svg:height="0.998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<text:tab/><text:tab/><text:tab/><text:tab/><text:tab/><text:tab/><text:tab/><text:span text:style-name="T108">(11)</text:span></text:p>
      <text:p text:style-name="P21"/>
      <text:p text:style-name="P56"><draw:frame draw:style-name="fr2" draw:name="Объект24" text:anchor-type="as-char" svg:y="-0.386cm" svg:width="5.02cm" svg:height="0.54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56"/>
      <text:p text:style-name="P56"><draw:frame draw:style-name="fr2" draw:name="Объект25" text:anchor-type="as-char" svg:y="-0.619cm" svg:width="8.14cm" svg:height="0.99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56"/>
      <text:p text:style-name="Text_20_body"><text:bookmark text:name="6f95"/><text:span text:style-name="Emphasis"><text:span text:style-name="T48">В </text:span></text:span><text:span text:style-name="Emphasis"><text:span text:style-name="T56">уравнении 1</text:span></text:span><text:span text:style-name="Emphasis"><text:span text:style-name="T57">1</text:span></text:span><text:span text:style-name="Emphasis"><text:span text:style-name="T56"> </text:span></text:span><text:span text:style-name="Emphasis"><text:span text:style-name="T48">множитель Лагранжа не был включен в качестве аргумента целевой функции L (w, b). По мере того как значение множителя </text:span></text:span><text:span text:style-name="Strong_20_Emphasis"><text:span text:style-name="T54">альфа </text:span></text:span><text:span text:style-name="Emphasis"><text:span text:style-name="T48">будет установлено условно в ходе численного процесса оптимизации , таких, что:</text:span></text:span></text:p>
      <text:list xml:id="list321046454" text:style-name="L5">
        <text:list-item>
          <text:p text:style-name="P146"><text:bookmark text:name="ba56"/><text:span text:style-name="T72">Если образец на векторе </text:span><text:span text:style-name="Strong_20_Emphasis"><text:span text:style-name="T73">поддержки: α = 1</text:span></text:span></text:p>
        </text:list-item>
        <text:list-item>
          <text:p text:style-name="P146"><text:bookmark text:name="2b95"/><text:span text:style-name="T72">еще:</text:span><text:span text:style-name="Strong_20_Emphasis"><text:span text:style-name="T72"> </text:span></text:span><text:span text:style-name="Strong_20_Emphasis"><text:span text:style-name="T73">α = 0</text:span></text:span></text:p>
        </text:list-item>
      </text:list>
      <text:p text:style-name="Text_20_body"><text:bookmark text:name="e104"/><text:span text:style-name="T74">Для минимизации целевой функции будет реализован подход градиентного спуска. Здесь требуется вычисление градиента L (w, b) относительно </text:span><text:span text:style-name="Strong_20_Emphasis"><text:span text:style-name="T75">w </text:span></text:span><text:span text:style-name="T74">и </text:span><text:span text:style-name="Strong_20_Emphasis"><text:span text:style-name="T75">b, </text:span></text:span><text:span text:style-name="T74">которые описаны в уравнениях ниже.</text:span></text:p>
      <text:p text:style-name="P108"/>
      <text:p text:style-name="P21"><draw:frame draw:style-name="fr2" draw:name="Объект26" text:anchor-type="as-char" svg:y="-0.704cm" svg:width="4.946cm" svg:height="1.081cm" draw:z-index="25"><draw:object xlink:href="./Object 26" xlink:type="simple" xlink:show="embed" xlink:actuate="onLoad"/><draw:image xlink:href="./ObjectReplacements/Object 26" xlink:type="simple" xlink:show="embed" xlink:actuate="onLoad"/></draw:frame><text:tab/><text:tab/><text:tab/><text:tab/><text:tab/><text:tab/><text:tab/><text:tab/><text:tab/><text:span text:style-name="T108">(12.1)</text:span></text:p>
      <text:p text:style-name="P21"/>
      <text:p text:style-name="P56"><draw:frame draw:style-name="fr2" draw:name="Объект27" text:anchor-type="as-char" svg:y="-0.66cm" svg:width="4.286cm" svg:height="1.037cm" draw:z-index="26"><draw:object xlink:href="./Object 27" xlink:type="simple" xlink:show="embed" xlink:actuate="onLoad"/><draw:image xlink:href="./ObjectReplacements/Object 27" xlink:type="simple" xlink:show="embed" xlink:actuate="onLoad"/></draw:frame><text:tab/><text:tab/><text:tab/><text:tab/><text:tab/><text:tab/><text:tab/><text:tab/><text:tab/><text:tab/><text:span text:style-name="T107">(12.2)</text:span></text:p>
      <text:p text:style-name="P56"/>
      <text:p text:style-name="P56"><draw:frame draw:style-name="fr2" draw:name="Объект28" text:anchor-type="as-char" svg:y="-0.66cm" svg:width="3.667cm" svg:height="1.037cm" draw:z-index="27"><draw:object xlink:href="./Object 28" xlink:type="simple" xlink:show="embed" xlink:actuate="onLoad"/><draw:image xlink:href="./ObjectReplacements/Object 28" xlink:type="simple" xlink:show="embed" xlink:actuate="onLoad"/></draw:frame><text:tab/><text:tab/><text:tab/><text:tab/><text:tab/><text:tab/><text:tab/><text:tab/><text:tab/><text:tab/><text:span text:style-name="T107">(12.3)</text:span></text:p>
      <text:p text:style-name="P164"/>
      <text:p text:style-name="P164"/>
      <text:p text:style-name="P128">Результат выполнения.</text:p>
      <text:p text:style-name="P133"/>
      <text:p text:style-name="P133">Реализованная модель</text:p>
      <text:p text:style-name="P67"><text:span text:style-name="T90">C = </text:span><text:span text:style-name="T89">26</text:span></text:p>
      <text:p text:style-name="P206"/>
      <text:p text:style-name="P203">Ошибки на валидации</text:p>
      <text:p text:style-name="P68">accuracy = 0.6269506210885225</text:p>
      <text:p text:style-name="P68">precision = 0.6022078848635231</text:p>
      <text:p text:style-name="P68">roc auc = 0.5017249056251604</text:p>
      <text:p text:style-name="P207"/>
      <text:p text:style-name="P70"><text:soft-page-break/>Ошибки на Train --- Test выборках</text:p>
      <text:p text:style-name="P68">accuracy = 0.6221469008040962 --- 0.6192399221172568</text:p>
      <text:p text:style-name="P68">precision = 0.016614843431012282 --- 0.016209125831537524</text:p>
      <text:p text:style-name="P68">roc auc = 0.7135424961801137 --- 0.68034248618037</text:p>
      <text:p text:style-name="P70"/>
      <text:p text:style-name="P70"/>
      <text:p text:style-name="P83">Sklearn</text:p>
      <text:p text:style-name="P63"/>
      <text:p text:style-name="P161">C = 6</text:p>
      <text:p text:style-name="P162"/>
      <text:p text:style-name="P201">Ошибки на валидации</text:p>
      <text:p text:style-name="P184">Ошибки на валидации</text:p>
      <text:p text:style-name="P182">test_accuracy = 0.22300000000000003</text:p>
      <text:p text:style-name="P182">test_precision_macro = 0.12443900732472804</text:p>
      <text:p text:style-name="P182">test_roc_auc = 0.19829515229515232</text:p>
      <text:p text:style-name="P75"/>
      <text:p text:style-name="P167">Ошибки на Train --- Test выборках</text:p>
      <text:p text:style-name="P68">accuracy = 0.70935948749384 --- 0.7070743491742987</text:p>
      <text:p text:style-name="P68">precision = 0.36204026508370235 --- 0.3554764358662044</text:p>
      <text:p text:style-name="P68">roc auc = 0.724563598058007 --- 0.7249103784925696</text:p>
      <text:p text:style-name="P191"/>
      <text:p text:style-name="P193"/>
      <text:p text:style-name="P193">Вывод по модели:</text:p>
      <text:p text:style-name="P193"/>
      <text:p text:style-name="P35">1. Из того, что метрики классификации на <text:s/>Train Test выборках не сильно различны следует, что модель не <text:span text:style-name="T114">переоблучилась.</text:span></text:p>
      <text:p text:style-name="P35"/>
      <text:p text:style-name="P35"><text:span text:style-name="T40">2. <text:s/></text:span><text:span text:style-name="T5">Реализованная модель показала a</text:span><text:span text:style-name="T6">сс</text:span><text:span text:style-name="T5">urac</text:span><text:span text:style-name="T6">н</text:span><text:span text:style-name="T5"> 0.6, а sklearn 0.7. В применении их на данных нет смысла, так как они не описывают их полностью.</text:span></text:p>
      <text:p text:style-name="P114"/>
      <text:p text:style-name="P114"/>
      <text:p text:style-name="P114"/>
      <text:p text:style-name="P114"/>
      <text:p text:style-name="P48"><text:span text:style-name="T43">Р</text:span><text:span text:style-name="T44">ешающее дерево</text:span></text:p>
      <text:p text:style-name="P120"/>
      <text:p text:style-name="P120"/>
      <text:p text:style-name="P147">Описание модели</text:p>
      <text:p text:style-name="P147"/>
      <text:p text:style-name="P29"><text:span text:style-name="T116">Дерево решений</text:span> представляет собой двоичное дерево:</text:p>
      <text:list xml:id="list569125212" text:style-name="L6">
        <text:list-item>
          <text:p text:style-name="P143"><text:soft-page-break/>Узел представляет одну входную переменную (X) и точку разделения этой переменной.</text:p>
        </text:list-item>
        <text:list-item>
          <text:p text:style-name="P143">Конечные узлы (также называемые терминальными узлами) дерева содержат выходную переменную (y), которая используется для прогнозирования.</text:p>
        </text:list-item>
      </text:list>
      <text:p text:style-name="P17">Рекурсивный алгоритм</text:p>
      <text:list xml:id="list937386826" text:style-name="L7">
        <text:list-item>
          <text:p text:style-name="P148"><text:span text:style-name="T113">Н</text:span>а каждом шаге выбирается тот признак, при разделении по которому прирост информации оказывается наибольшим. Создание ра<text:span text:style-name="T111">зделения</text:span> включает в себя три части:</text:p>
        </text:list-item>
      </text:list>
      <text:list xml:id="list3070301653" text:style-name="L8">
        <text:list-item>
          <text:p text:style-name="P149"><text:span text:style-name="T60">В</text:span><text:span text:style-name="T61">ычисление показателя Джини</text:span></text:p>
          <text:p text:style-name="P149"><draw:frame draw:style-name="fr2" draw:name="Объект29" text:anchor-type="as-char" svg:y="-0.713cm" svg:width="5.907cm" svg:height="1.14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</text:list-item>
        <text:list-item>
          <text:p text:style-name="P149">Разделение набора данных:</text:p>
          <text:list>
            <text:list-item>
              <text:p text:style-name="P117">Проверка <text:s/>находится ли значение атрибута ниже или выше значения разделения</text:p>
            </text:list-item>
            <text:list-item>
              <text:p text:style-name="P149">присвоение его левой или правой группе соответственно.</text:p>
            </text:list-item>
          </text:list>
        </text:list-item>
        <text:list-item>
          <text:p text:style-name="P149">Оценка всех <text:span text:style-name="T116">разделений</text:span>:</text:p>
        </text:list-item>
      </text:list>
      <text:list xml:id="list462451534" text:style-name="L9">
        <text:list-item>
          <text:p text:style-name="P150"><text:span text:style-name="T62">П</text:span><text:span text:style-name="T61">ровер</text:span><text:span text:style-name="T63">яется</text:span><text:span text:style-name="T61"> каждое значение каждого атрибута как разделение кандидатов, оцени</text:span><text:span text:style-name="T63">вается</text:span><text:span text:style-name="T61"> стоимость разделения и </text:span><text:span text:style-name="T64">находится</text:span><text:span text:style-name="T61"> наилучшее возможное разделение, которое мы могли бы сделать.</text:span></text:p>
        </text:list-item>
        <text:list-item>
          <text:p text:style-name="P150">Как только будет найдено лучшее разделение, <text:span text:style-name="T112">оно используется</text:span> в качестве узла в дереве решений.</text:p>
        </text:list-item>
      </text:list>
      <text:list xml:id="list10756004559168" text:continue-list="list937386826" text:style-name="L7">
        <text:list-item>
          <text:p text:style-name="P148">Выборка делится на левую и правую часть. </text:p>
        </text:list-item>
      </text:list>
      <text:list xml:id="list2531929386" text:style-name="L10">
        <text:list-item>
          <text:p text:style-name="P151">Выбирается разделение с лучшей стоимостью.</text:p>
          <text:p text:style-name="P151"><text:span text:style-name="T111">И</text:span>спользуется функция стоимости Джини <text:span text:style-name="T115">: </text:span></text:p>
        </text:list-item>
        <text:list-item>
          <text:p text:style-name="P151">Все входные переменные и все возможные точки разделения оцениваются и выбираются жадным образом на основе функции стоимости.</text:p>
        </text:list-item>
      </text:list>
      <text:list xml:id="list10755206957263" text:continue-list="list10756004559168" text:style-name="L7">
        <text:list-item>
          <text:p text:style-name="P148"><text:span text:style-name="T113">П</text:span>роцедура повторяется рекурсивно <text:span text:style-name="T113">к каждой из частей</text:span>, пока энтропия не окажется равной нулю или какой-то малой величине (если дерево не подгоняется идеально под обучающую выборку во избежание переобучения). </text:p>
        </text:list-item>
      </text:list>
      <text:p text:style-name="P40"><text:tab/>Дополнительные условия остановка:</text:p>
      <text:list xml:id="list278626701" text:style-name="L11">
        <text:list-item>
          <text:p text:style-name="P152">Достижении нужной глубины дерева</text:p>
        </text:list-item>
        <text:list-item>
          <text:p text:style-name="P156"><text:span text:style-name="Strong_20_Emphasis">Достижение </text:span><text:span text:style-name="Strong_20_Emphasis"><text:span text:style-name="T8">минимальные записи узла</text:span></text:span></text:p>
        </text:list-item>
      </text:list>
      <text:p text:style-name="P41">Представление дерева</text:p>
      <text:list xml:id="list3808633853" text:style-name="L12">
        <text:list-item>
          <text:p text:style-name="P153"><text:span text:style-name="T110">И</text:span>спольз<text:span text:style-name="T110">уется</text:span> словарь для представления узла в дереве решений, поскольку мы можем храни<text:span text:style-name="T110">м</text:span> данные по имени. </text:p>
        </text:list-item>
        <text:list-item>
          <text:p text:style-name="P153"><text:soft-page-break/>При выборе наилучшего разделения и использовании его в качестве нового узла для дерева хранит<text:span text:style-name="T110">ся </text:span>индекс выбранного атрибута, значение этого атрибута, по которому нужно раздел<text:span text:style-name="T110">яется</text:span>, и две группы данных, разделенные по выбранной точке разделения.</text:p>
        </text:list-item>
        <text:list-item>
          <text:p text:style-name="P153">Каждая группа данных представляет собой собственный небольшой набор данных, состоящий только из тех строк, которые были назначены левой или правой группе в процессе разделения.</text:p>
        </text:list-item>
      </text:list>
      <text:p text:style-name="P40"/>
      <text:p text:style-name="P155">Предсказание </text:p>
      <text:p text:style-name="P154">После создания дерева можно перемещаться с новой строкой данных, следующей за каждой ветвью с разбиениями, пока не будет сделан окончательный прогноз.</text:p>
      <text:p text:style-name="P154"/>
      <text:p text:style-name="P129">Результат выполнения.</text:p>
      <text:p text:style-name="P134"/>
      <text:p text:style-name="P134">Реализованная модель</text:p>
      <text:p text:style-name="P111">Максимальная глубина = <text:span text:style-name="T122">9</text:span></text:p>
      <text:p text:style-name="P44"><text:span text:style-name="Strong_20_Emphasis"><text:span text:style-name="T15">М</text:span></text:span><text:span text:style-name="Strong_20_Emphasis"><text:span text:style-name="T9">инимальные запис</text:span></text:span><text:span text:style-name="Strong_20_Emphasis"><text:span text:style-name="T11">ь</text:span></text:span><text:span text:style-name="Strong_20_Emphasis"><text:span text:style-name="T9"> узла </text:span></text:span><text:span text:style-name="Strong_20_Emphasis"><text:span text:style-name="T10">= <text:tab/></text:span></text:span><text:span text:style-name="Strong_20_Emphasis"><text:span text:style-name="T15">2</text:span></text:span></text:p>
      <text:p text:style-name="P204"/>
      <text:p text:style-name="P71">Ошибки на валидации</text:p>
      <text:p text:style-name="P185">accuracy = 0.781</text:p>
      <text:p text:style-name="P185">precision = 0.6394400207177451</text:p>
      <text:p text:style-name="P185">roc auc = 0.7510276252314176</text:p>
      <text:p text:style-name="P71"/>
      <text:p text:style-name="P208">Ошибки на Train --- Test выборках</text:p>
      <text:p text:style-name="P185">accuracy = 0.9093333333333333 --- 0.832</text:p>
      <text:p text:style-name="P185">precision = 0.948905109489051 --- 0.8163265306122449</text:p>
      <text:p text:style-name="P185">roc auc = 0.8979576929819435 --- 0.8229715489989462</text:p>
      <text:p text:style-name="P71"/>
      <text:p text:style-name="P71"/>
      <text:p text:style-name="P84">Sklearn</text:p>
      <text:p text:style-name="P64"/>
      <text:p text:style-name="P111">Максимальная глубина = <text:span text:style-name="T121">4</text:span></text:p>
      <text:p text:style-name="P57"><text:span text:style-name="Strong_20_Emphasis"><text:span text:style-name="T9">минимальные запис узла </text:span></text:span><text:span text:style-name="Strong_20_Emphasis"><text:span text:style-name="T10">= </text:span></text:span><text:span text:style-name="Strong_20_Emphasis"><text:span text:style-name="T14">4</text:span></text:span></text:p>
      <text:p text:style-name="P163"/>
      <text:p text:style-name="P209">Ошибки на валидации</text:p>
      <text:p text:style-name="P182">test_accuracy = 0.22300000000000003</text:p>
      <text:p text:style-name="P182">test_precision_macro = 0.12443900732472804</text:p>
      <text:p text:style-name="P182">test_roc_auc = 0.19829515229515232</text:p>
      <text:p text:style-name="P208"/>
      <text:p text:style-name="P101"/>
      <text:p text:style-name="P183">Ошибки на Train --- Test выборках</text:p>
      <text:p text:style-name="P182">accuracy = 0.7573333333333333 --- 0.684</text:p>
      <text:p text:style-name="P182"><text:soft-page-break/>precision = 0.6642335766423357 --- 0.5408163265306123</text:p>
      <text:p text:style-name="P182">roc auc = 0.7383245139059808 --- 0.6665608913334744</text:p>
      <text:p text:style-name="P71"/>
      <text:p text:style-name="P170"/>
      <text:p text:style-name="P170"/>
      <text:p text:style-name="P194">Вывод по модели:</text:p>
      <text:p text:style-name="P194"/>
      <text:p text:style-name="P36">1. Из того, что метрики классификации на <text:s/>Train Test выборках не сильно различны следует, что модель не <text:span text:style-name="T114">переоблучилась.</text:span></text:p>
      <text:p text:style-name="P36"/>
      <text:p text:style-name="P36"><text:span text:style-name="T40">2. </text:span><text:span text:style-name="T46">Так как решающее дерево обычно используется в купе со случайным </text:span><text:span text:style-name="T5">.</text:span><text:span text:style-name="T7">лесом, то из-за большой вероятности переобучения, я бы не стал использовать, как окончательную модель предсказания. Хотя переобучения не наблюдалось</text:span></text:p>
      <text:p text:style-name="P115"/>
      <text:p text:style-name="P115"/>
      <text:p text:style-name="P115"/>
      <text:p text:style-name="P115"/>
      <text:p text:style-name="P49"><text:span text:style-name="T45">С</text:span><text:span text:style-name="T44">лучайный лес</text:span></text:p>
      <text:p text:style-name="P121"/>
      <text:p text:style-name="P121"/>
      <text:p text:style-name="P122">Описание модели</text:p>
      <text:p text:style-name="P122"/>
      <text:p text:style-name="P37"><text:span text:style-name="T70">Б</text:span><text:span text:style-name="T69">утстрэп</text:span></text:p>
      <text:p text:style-name="P37"><text:span text:style-name="T68">Метод </text:span><text:span text:style-name="T66">бутстрэпа заключается в следующем. Пусть имеется выборка </text:span><text:span text:style-name="T68">X </text:span><text:span text:style-name="T66">размера</text:span><text:bookmark text:name="MathJax-Element-15-Frame"/><text:span text:style-name="T66"> </text:span><text:span text:style-name="T68">N</text:span><text:span text:style-name="T66">. Равномерно возьмем из выборки </text:span><text:span text:style-name="T68">N </text:span><text:span text:style-name="T66">объектов с возвращением.</text:span></text:p>
      <text:p text:style-name="P37"/>
      <text:p text:style-name="P39"><text:span text:style-name="T118">С</text:span>лучайн<text:span text:style-name="T118">ый</text:span> лес</text:p>
      <text:p text:style-name="P50"><text:span text:style-name="T97">Алгоритм построения случайного леса, состоящего из </text:span><text:span text:style-name="T98">N </text:span><text:span text:style-name="T97">деревьев, выглядит следующим образом:</text:span></text:p>
      <text:p text:style-name="P50"><text:span text:style-name="T97">Для каждого</text:span><text:bookmark text:name="MathJax-Element-60-Frame"/><text:span text:style-name="T97"> </text:span><text:span text:style-name="T98">n = 1,…,N</text:span><text:span text:style-name="T97">:</text:span></text:p>
      <text:list xml:id="list2990819672" text:style-name="L13">
        <text:list-item>
          <text:p text:style-name="P145">Сгенерировать выборку <text:span text:style-name="T117">X</text:span><text:span text:style-name="T92">n</text:span><text:span text:style-name="T117"> </text:span>с помощью бутстрэпа;</text:p>
        </text:list-item>
        <text:list-item>
          <text:p text:style-name="P145">Построить решающее дерево <text:span text:style-name="T117">b</text:span><text:span text:style-name="T92">n</text:span><text:span text:style-name="T117"> </text:span>по выборке<text:bookmark text:name="MathJax-Element-63-Frame"/> <text:span text:style-name="T117">X</text:span><text:span text:style-name="T92">n</text:span>:<text:line-break/>— по заданному критерию мы выбираем лучший признак, делаем разбиение в дереве по <text:soft-page-break/>нему и так до исчерпания выборки<text:line-break/>— дерево строится, пока в каждом листе не более<text:bookmark text:name="MathJax-Element-64-Frame"/> <text:span text:style-name="T117">n</text:span><text:span text:style-name="T92">min</text:span><text:span text:style-name="T117"> </text:span>объектов или пока не достигнем определенной высоты дерева<text:line-break/>— при каждом разбиении сначала выбирается <text:span text:style-name="T117">m </text:span>случайных признаков из <text:span text:style-name="T117">n </text:span>исходных,<text:line-break/>и оптимальное разделение выборки ищется только среди них.</text:p>
        </text:list-item>
      </text:list>
      <text:p text:style-name="P38">Итоговый классификатор<text:bookmark text:name="MathJax-Element-67-Frame"/> <draw:frame draw:style-name="fr2" draw:name="Объект30" text:anchor-type="as-char" svg:y="-0.713cm" svg:width="3.261cm" svg:height="1.139cm" draw:z-index="44"><draw:object xlink:href="./Object 30" xlink:type="simple" xlink:show="embed" xlink:actuate="onLoad"/><draw:image xlink:href="./ObjectReplacements/Object 30" xlink:type="simple" xlink:show="embed" xlink:actuate="onLoad"/></draw:frame>, — для <text:s/>выбирае<text:span text:style-name="T117">тся </text:span>решение голосованием по большинству.</text:p>
      <text:p text:style-name="P130"/>
      <text:p text:style-name="P130"/>
      <text:p text:style-name="P130">Результат выполнения.</text:p>
      <text:p text:style-name="P135"/>
      <text:p text:style-name="P135">Реализованная модель</text:p>
      <text:p text:style-name="P136">Количество деревьев = <text:span text:style-name="T120">30</text:span></text:p>
      <text:p text:style-name="P112">Максимальная глубина = <text:span text:style-name="T120">9</text:span></text:p>
      <text:p text:style-name="P45"><text:span text:style-name="Strong_20_Emphasis"><text:span text:style-name="T12">М</text:span></text:span><text:span text:style-name="Strong_20_Emphasis"><text:span text:style-name="T9">инимальные запис</text:span></text:span><text:span text:style-name="Strong_20_Emphasis"><text:span text:style-name="T11">ь</text:span></text:span><text:span text:style-name="Strong_20_Emphasis"><text:span text:style-name="T9"> узла </text:span></text:span><text:span text:style-name="Strong_20_Emphasis"><text:span text:style-name="T10">= </text:span></text:span><text:span text:style-name="Strong_20_Emphasis"><text:span text:style-name="T13">8</text:span></text:span><text:span text:style-name="Strong_20_Emphasis"><text:span text:style-name="T10"> </text:span></text:span></text:p>
      <text:p text:style-name="P205"/>
      <text:p text:style-name="P210">Ошибки на валидации</text:p>
      <text:p text:style-name="P185">test_accuracy = 0.621920452312341</text:p>
      <text:p text:style-name="P185">test_precision_macro = 0.6029737105847312</text:p>
      <text:p text:style-name="P185">test_roc_auc = 0.6539481925759321</text:p>
      <text:p text:style-name="P106"/>
      <text:p text:style-name="P213">Ошибки на Train --- Test выборках</text:p>
      <text:p text:style-name="P196">accuracy = 0.7078924157329591 --- 0.6827543285746312</text:p>
      <text:p text:style-name="P196">precision = 0.5912341746290322 --- 0.5702831820385739</text:p>
      <text:p text:style-name="P196">roc auc = 0.7223746321823471 --- 0.7194832930575837</text:p>
      <text:p text:style-name="P72"/>
      <text:p text:style-name="P72"/>
      <text:p text:style-name="P72"/>
      <text:p text:style-name="P85">Sklearn</text:p>
      <text:p text:style-name="P65"/>
      <text:p text:style-name="P113">Количество деревьев = <text:span text:style-name="T120">20</text:span></text:p>
      <text:p text:style-name="P112">Максимальная глубина = <text:span text:style-name="T120">9</text:span></text:p>
      <text:p text:style-name="P58"><text:span text:style-name="Strong_20_Emphasis"><text:span text:style-name="T9">минимальные запис узла </text:span></text:span><text:span text:style-name="Strong_20_Emphasis"><text:span text:style-name="T10">= <text:s/></text:span></text:span><text:span text:style-name="Strong_20_Emphasis"><text:span text:style-name="T13">7</text:span></text:span></text:p>
      <text:p text:style-name="P53"/>
      <text:p text:style-name="P202"/>
      <text:p text:style-name="P72">Ошибки на валидации</text:p>
      <text:p text:style-name="P185">test_accuracy = 0.6564142996993695</text:p>
      <text:p text:style-name="P185">test_precision_macro = 0.6272471830054627</text:p>
      <text:p text:style-name="P185">test_roc_auc = 0.6884146537635737</text:p>
      <text:p text:style-name="P174"><text:soft-page-break/></text:p>
      <text:p text:style-name="P175">Ошибки на Train --- Test выборках</text:p>
      <text:p text:style-name="P185">accuracy = 0.7670645079868749 --- 0.7649455541934088</text:p>
      <text:p text:style-name="P185">precision = 0.5664436697132448 --- 0.5604797151691183</text:p>
      <text:p text:style-name="P185">roc auc = 0.7660907539864598 --- 0.7652482056655239</text:p>
      <text:p text:style-name="P175"/>
      <text:p text:style-name="P171"/>
      <text:p text:style-name="P195">Вывод по модели:</text:p>
      <text:p text:style-name="P195"/>
      <text:list xml:id="list1585347071" text:style-name="L14">
        <text:list-item>
          <text:p text:style-name="P144">Из того, что метрики классификации на <text:s/>Train Test выборках не сильно различны следует, что модель не <text:span text:style-name="T114">переоблучилась.</text:span></text:p>
        </text:list-item>
        <text:list-item>
          <text:p text:style-name="P144"><text:span text:style-name="T46">Так как решающее дерево обычно используется в купе со случайным </text:span><text:span text:style-name="T5">.</text:span><text:span text:style-name="T7">лесом, то из-за большой вероятности переобучения, я бы не стал использовать, как окончательную модель предсказания. Хотя переобучения не наблюдалось</text:span></text:p>
        </text:list-item>
      </text:list>
      <text:p text:style-name="P116"/>
      <text:p text:style-name="P165"/>
      <text:p text:style-name="P1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apple-system" svg:font-family="apple-system, BlinkMacSystemFont, 'Segoe UI', Arial, sans-serif"/>
    <style:font-face style:name="monospace" svg:font-family="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15T01:02:18.160364973</dc:date>
    <meta:editing-duration>PT10H1M5S</meta:editing-duration>
    <meta:editing-cycles>47</meta:editing-cycles>
    <meta:document-statistic meta:table-count="0" meta:image-count="0" meta:object-count="30" meta:page-count="17" meta:paragraph-count="310" meta:word-count="2345" meta:character-count="17487" meta:non-whitespace-character-count="15270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fence="true" stretchy="false">(</mo>
                <mrow>
                  <mrow>
                    <mrow>
                      <mo stretchy="false">−</mo>
                      <msup>
                        <mi>θ</mi>
                        <mi>t</mi>
                      </msup>
                    </mrow>
                    <mi>x</mi>
                  </mrow>
                </mrow>
                <mo fence="true" stretchy="false">)</mo>
              </mrow>
            </msup>
          </mrow>
        </mfrac>
      </mrow>
    </mrow>
    <annotation encoding="StarMath 5.0">h( x ) = {1} over {1+e^(-%theta^t x)}
 </annotation>
  </semantics>
</math>
</file>

<file path=Object 10/content.xml><?xml version="1.0" encoding="utf-8"?>
<math xmlns="http://www.w3.org/1998/Math/MathML" display="block">
  <semantics>
    <mrow>
      <mrow>
        <mover accent="true">
          <mi>u</mi>
          <mo>¯</mo>
        </mover>
        <mo stretchy="false">∗</mo>
        <mover accent="true">
          <mi>w</mi>
          <mo>¯</mo>
        </mover>
      </mrow>
      <mo stretchy="false">≥</mo>
      <mi>c</mi>
    </mrow>
    <annotation encoding="StarMath 5.0">overline {u} * overline {w} &gt;=c  </annotation>
  </semantics>
</math>
</file>

<file path=Object 11/content.xml><?xml version="1.0" encoding="utf-8"?>
<math xmlns="http://www.w3.org/1998/Math/MathML" display="block">
  <semantics>
    <mrow>
      <mrow>
        <mrow>
          <mover accent="true">
            <mi>u</mi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≥</mo>
      <mn>0</mn>
    </mrow>
    <annotation encoding="StarMath 5.0">overline {u} * overline {w} + b &gt;=0   </annotation>
  </semantics>
</math>
</file>

<file path=Object 12/content.xml><?xml version="1.0" encoding="utf-8"?>
<math xmlns="http://www.w3.org/1998/Math/MathML" display="block">
  <semantics>
    <mrow>
      <mrow>
        <mrow>
          <mover accent="true">
            <msub>
              <mi>x</mi>
              <mi mathvariant="italic">plus</mi>
            </msub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≥</mo>
      <mn>1</mn>
    </mrow>
    <annotation encoding="StarMath 5.0">overline {x_plus}*overline {w} + b&gt;=1</annotation>
  </semantics>
</math>
</file>

<file path=Object 13/content.xml><?xml version="1.0" encoding="utf-8"?>
<math xmlns="http://www.w3.org/1998/Math/MathML" display="block">
  <semantics>
    <mrow>
      <mrow>
        <mrow>
          <mover accent="true">
            <msub>
              <mi>x</mi>
              <mi mathvariant="italic">minus</mi>
            </msub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≤</mo>
      <mrow>
        <mo stretchy="false">−</mo>
        <mn>1</mn>
      </mrow>
    </mrow>
    <annotation encoding="StarMath 5.0">overline {x_minus}*overline {w} + b &lt;=-1</annotation>
  </semantics>
</math>
</file>

<file path=Object 14/content.xml><?xml version="1.0" encoding="utf-8"?>
<math xmlns="http://www.w3.org/1998/Math/MathML" display="block">
  <semantics>
    <mrow>
      <msub>
        <mi>y</mi>
        <mi>i</mi>
      </msub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n>1,</mn>
                  </mrow>
                  <mrow>
                    <mover accent="true">
                      <mi>x</mi>
                      <mo>¯</mo>
                    </mover>
                    <mo stretchy="false">∈</mo>
                    <mover accent="true">
                      <msub>
                        <mi>x</mi>
                        <mi mathvariant="italic">plus</mi>
                      </msub>
                      <mo>¯</mo>
                    </mover>
                  </mrow>
                </mrow>
              </mtd>
            </mtr>
            <mtr>
              <mtd>
                <mrow>
                  <mrow>
                    <mo stretchy="false">+</mo>
                    <mn>1,</mn>
                  </mrow>
                  <mrow>
                    <mover accent="true">
                      <mi>x</mi>
                      <mo>¯</mo>
                    </mover>
                    <mo stretchy="false">∈</mo>
                    <mover accent="true">
                      <msub>
                        <mi>x</mi>
                        <mi mathvariant="italic">minus</mi>
                      </msub>
                      <mo>¯</mo>
                    </mover>
                  </mrow>
                </mrow>
              </mtd>
            </mtr>
          </mtable>
        </mrow>
      </mrow>
    </mrow>
    <annotation encoding="StarMath 5.0">y_i = left lbrace {stack {-1, overline{x}  in overline{x_plus}  # +1, overline{x}  in overline{x_minus}}} right none </annotation>
  </semantics>
</math>
</file>

<file path=Object 15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row>
              <mrow>
                <mover accent="true">
                  <mi>x</mi>
                  <mo>¯</mo>
                </mover>
                <mo stretchy="false">∗</mo>
                <mover accent="true">
                  <mi>w</mi>
                  <mo>¯</mo>
                </mover>
              </mrow>
              <mo stretchy="false">+</mo>
              <mi>b</mi>
            </mrow>
          </mrow>
          <mo fence="true" stretchy="false">)</mo>
        </mrow>
        <mo stretchy="false">≥</mo>
        <mn>1</mn>
      </mrow>
    </mrow>
    <annotation encoding="StarMath 5.0">y_i( overline{x} * overline{w} + b ) &gt;=1</annotation>
  </semantics>
</math>
</file>

<file path=Object 16/content.xml><?xml version="1.0" encoding="utf-8"?>
<math xmlns="http://www.w3.org/1998/Math/MathML" display="block">
  <semantics>
    <mrow>
      <mi mathvariant="italic">width</mi>
      <mo stretchy="false">=</mo>
      <mrow>
        <mrow>
          <mo fence="true" stretchy="false">(</mo>
          <mrow>
            <mrow>
              <mover accent="true">
                <msub>
                  <mi>x</mi>
                  <mi mathvariant="italic">plus</mi>
                </msub>
                <mo>¯</mo>
              </mover>
              <mo stretchy="false">−</mo>
              <mover accent="true">
                <msub>
                  <mi>x</mi>
                  <mi mathvariant="italic">minus</mi>
                </msub>
                <mo>¯</mo>
              </mover>
            </mrow>
          </mrow>
          <mo fence="true" stretchy="false">)</mo>
        </mrow>
        <mo stretchy="false">∗</mo>
        <mover accent="true">
          <mi>w</mi>
          <mo>¯</mo>
        </mover>
      </mrow>
      <mo stretchy="false">=</mo>
      <mrow>
        <mrow>
          <mo fence="true" stretchy="false">(</mo>
          <mrow>
            <mrow>
              <mover accent="true">
                <msub>
                  <mi>x</mi>
                  <mi mathvariant="italic">plus</mi>
                </msub>
                <mo>¯</mo>
              </mover>
              <mo stretchy="false">−</mo>
              <mover accent="true">
                <msub>
                  <mi>x</mi>
                  <mi mathvariant="italic">minus</mi>
                </msub>
                <mo>¯</mo>
              </mover>
            </mrow>
          </mrow>
          <mo fence="true" stretchy="false">)</mo>
        </mrow>
        <mo stretchy="false">∗</mo>
        <mfrac>
          <mover accent="true">
            <mi>w</mi>
            <mo>¯</mo>
          </mover>
          <mrow>
            <mo fence="true" stretchy="true">|</mo>
            <mrow>
              <mover accent="true">
                <mi>w</mi>
                <mo>¯</mo>
              </mover>
            </mrow>
            <mo fence="true" stretchy="true">|</mo>
          </mrow>
        </mfrac>
      </mrow>
    </mrow>
    <annotation encoding="StarMath 5.0">width = ( overline{x_plus} - overline{x_minus} )*overline{w} = ( overline{x_plus} - overline{x_minus} )*{overline{w} over abs{overline{w}}}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i mathvariant="italic">plus</mi>
                    </msub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=</mo>
                <mrow>
                  <mn>1</mn>
                  <mo stretchy="false">−</mo>
                  <mi>b</mi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i mathvariant="italic">minus</mi>
                    </msub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=</mo>
                <mrow>
                  <mn>1</mn>
                  <mo stretchy="false">−</mo>
                  <mi>b</mi>
                </mrow>
              </mrow>
            </mtd>
          </mtr>
        </mtable>
      </mrow>
    </mrow>
    <annotation encoding="StarMath 5.0">left lbrace { stack {overline{x_plus}*overline{w}=1-b # overline{x_minus}*overline{w}=1-b} } right none</annotation>
  </semantics>
</math>
</file>

<file path=Object 18/content.xml><?xml version="1.0" encoding="utf-8"?>
<math xmlns="http://www.w3.org/1998/Math/MathML" display="block">
  <semantics>
    <mrow>
      <mi mathvariant="italic">width</mi>
      <mo stretchy="false">=</mo>
      <mfrac>
        <mrow>
          <mrow>
            <mover accent="true">
              <msub>
                <mi>x</mi>
                <mi mathvariant="italic">plus</mi>
              </msub>
              <mo>¯</mo>
            </mover>
            <mo stretchy="false">∗</mo>
            <mover accent="true">
              <mi>w</mi>
              <mo>¯</mo>
            </mover>
          </mrow>
          <mo stretchy="false">−</mo>
          <mrow>
            <mover accent="true">
              <msub>
                <mi>x</mi>
                <mi mathvariant="italic">minus</mi>
              </msub>
              <mo>¯</mo>
            </mover>
            <mo stretchy="false">∗</mo>
            <mover accent="true">
              <mi>w</mi>
              <mo>¯</mo>
            </mover>
          </mrow>
        </mrow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  <mo stretchy="false">=</mo>
      <mfrac>
        <mrow>
          <mn>1</mn>
          <mo stretchy="false">=</mo>
          <mrow>
            <mi>b</mi>
            <mo stretchy="false">+</mo>
            <mi>b</mi>
            <mo stretchy="false">+</mo>
            <mn>1</mn>
          </mrow>
        </mrow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  <mo stretchy="false">=</mo>
      <mfrac>
        <mn>2</mn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</mrow>
    <annotation encoding="StarMath 5.0">width = { overline{x_plus}*overline{w} - overline{x_minus}*overline{w} } over { abs{overline{w}} } = { 1=b+b+1 } over { abs{overline{w}} } = { 2 } over { abs{overline{w}}}</annotation>
  </semantics>
</math>
</file>

<file path=Object 19/content.xml><?xml version="1.0" encoding="utf-8"?>
<math xmlns="http://www.w3.org/1998/Math/MathML" display="block">
  <semantics>
    <mrow>
      <mi mathvariant="italic">max</mi>
      <mrow>
        <mo fence="true" stretchy="false">(</mo>
        <mrow>
          <mi mathvariant="italic">width</mi>
        </mrow>
        <mo fence="true" stretchy="false">)</mo>
      </mrow>
      <mover>
        <mo stretchy="false">→</mo>
        <mi mathvariant="italic">yields</mi>
      </mover>
      <mi mathvariant="italic">max</mi>
      <mrow>
        <mrow>
          <mo fence="true" stretchy="false">(</mo>
          <mrow>
            <mfrac>
              <mn>2</mn>
              <mrow>
                <mo fence="true" stretchy="true">|</mo>
                <mrow>
                  <mover accent="true">
                    <mi>w</mi>
                    <mo>¯</mo>
                  </mover>
                </mrow>
                <mo fence="true" stretchy="true">|</mo>
              </mrow>
            </mfrac>
          </mrow>
          <mo fence="true" stretchy="false">)</mo>
        </mrow>
        <mover>
          <mo stretchy="false">→</mo>
          <mi mathvariant="italic">yields</mi>
        </mover>
        <mi mathvariant="italic">min</mi>
      </mrow>
      <mrow>
        <mo fence="true" stretchy="false">(</mo>
        <mrow>
          <mrow>
            <mo fence="true" stretchy="true">|</mo>
            <mrow>
              <mrow>
                <mo fence="true" stretchy="false">(</mo>
                <mrow>
                  <mover accent="true">
                    <mi>w</mi>
                    <mo>¯</mo>
                  </mover>
                </mrow>
                <mo fence="true" stretchy="false">)</mo>
              </mrow>
            </mrow>
            <mo fence="true" stretchy="true">|</mo>
          </mrow>
        </mrow>
        <mo fence="true" stretchy="false">)</mo>
      </mrow>
      <mover>
        <mo stretchy="false">→</mo>
        <mi mathvariant="italic">yields</mi>
      </mover>
      <mi mathvariant="italic">min</mi>
      <mrow>
        <mo fence="true" stretchy="false">(</mo>
        <mrow>
          <mfrac>
            <msup>
              <mover accent="true">
                <mi>w</mi>
                <mo>¯</mo>
              </mover>
              <mn>2</mn>
            </msup>
            <mn>2</mn>
          </mfrac>
        </mrow>
        <mo fence="true" stretchy="false">)</mo>
      </mrow>
    </mrow>
    <annotation encoding="StarMath 5.0">max( width ) rightarrow csup { yields } max({2} over {abs{overline{w}}}) toward csup {yields} min ( abs(overline{w}) ) rightarrow csup { yields } min({overline{w}}^2 over {2} )</annotation>
  </semantics>
</math>
</file>

<file path=Object 2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row>
              <mo stretchy="false">−</mo>
              <mn>1</mn>
            </mrow>
            <mi>m</mi>
          </mfrac>
          <mo stretchy="false">∗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fence="true" stretchy="false">[</mo>
              <mrow>
                <mrow>
                  <msup>
                    <mi>y</mi>
                    <mi>i</mi>
                  </msup>
                  <mi>log</mi>
                  <mrow>
                    <mrow>
                      <mo fence="true" stretchy="false">(</mo>
                      <mrow>
                        <mrow>
                          <mi>h</mi>
                          <mrow>
                            <mo fence="true" stretchy="false">(</mo>
                            <mrow>
                              <msup>
                                <mi>x</mi>
                                <mi>i</mi>
                              </msup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y</mi>
                            <mi>i</mi>
                          </msup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i>h</mi>
                        </mrow>
                        <mrow>
                          <mo fence="true" stretchy="false">(</mo>
                          <mrow>
                            <msup>
                              <mi>x</mi>
                              <mi>i</mi>
                            </msup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</mrow>
    <annotation encoding="StarMath 5.0">J( %theta ) = -{1} over {m}* sum from{i=1} to{m} [ y^i log(h(x^i)) + (1-y^i)log(1-h(x^i)) ]  </annotation>
  </semantics>
</math>
</file>

<file path=Object 20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i>α</mi>
      </mrow>
      <mo stretchy="false">∇</mo>
      <mi>g</mi>
      <mrow>
        <mo fence="true" stretchy="false">(</mo>
        <mrow>
          <mi>x</mi>
        </mrow>
        <mo fence="true" stretchy="false">)</mo>
      </mrow>
    </mrow>
    <annotation encoding="StarMath 5.0">nabla f( x ) = %alpha nabla g( x )</annotation>
  </semantics>
</math>
</file>

<file path=Object 21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−</mo>
        <mi>α</mi>
      </mrow>
      <mo stretchy="false">∇</mo>
      <mi>g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abla f( x ) - %alpha nabla g( x ) = 0
</annotation>
  </semantics>
</math>
</file>

<file path=Object 2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x</mi>
              <mi>,</mi>
              <mi>α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−</mo>
        <mi>α</mi>
      </mrow>
      <mi>g</mi>
      <mrow>
        <mo fence="true" stretchy="false">(</mo>
        <mrow>
          <mi>x</mi>
        </mrow>
        <mo fence="true" stretchy="false">)</mo>
      </mrow>
    </mrow>
    <annotation encoding="StarMath 5.0">L(x,%alpha ) = f( x ) - %alpha g( x )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sup>
        <mrow>
          <mo fence="true" stretchy="true">|</mo>
          <mrow>
            <mrow>
              <mo fence="true" stretchy="false">(</mo>
              <mrow>
                <mover accent="true">
                  <mi>w</mi>
                  <mo>¯</mo>
                </mover>
              </mrow>
              <mo fence="true" stretchy="false">)</mo>
            </mrow>
          </mrow>
          <mo fence="true" stretchy="true">|</mo>
        </mrow>
        <mn>2</mn>
      </msup>
    </mrow>
    <annotation encoding="StarMath 5.0">f( w,b ) = { 1 } over { 2 }{abs(overline{ w })}^2
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sub>
          <mi>y</mi>
          <mi>i</mi>
        </msub>
      </mrow>
      <mrow>
        <mrow>
          <mrow>
            <mo fence="true" stretchy="false">(</mo>
            <mrow>
              <mrow>
                <mrow>
                  <mover accent="true">
                    <mi>x</mi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+</mo>
                <mi>b</mi>
              </mrow>
            </mrow>
            <mo fence="true" stretchy="false">)</mo>
          </mrow>
          <mo stretchy="false">−</mo>
          <mn>1</mn>
        </mrow>
        <mo stretchy="false">=</mo>
        <mn>0</mn>
      </mrow>
    </mrow>
    <annotation encoding="StarMath 5.0">g( w,b ) = y_i( overline{x}*overline{w} + b) - 1 = 0
</annotation>
  </semantics>
</math>
</file>

<file path=Object 25/content.xml><?xml version="1.0" encoding="utf-8"?>
<math xmlns="http://www.w3.org/1998/Math/MathML" display="block">
  <semantics>
    <mrow>
      <msub>
        <mi>L</mi>
        <mrow>
          <mi mathvariant="italic">min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</msub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row>
        <msup>
          <mrow>
            <mo fence="true" stretchy="true">|</mo>
            <mrow>
              <mi>w</mi>
            </mrow>
            <mo fence="true" stretchy="true">|</mo>
          </mrow>
          <mn>2</mn>
        </msup>
        <mo stretchy="false">−</mo>
        <mrow>
          <msub>
            <mo stretchy="false">∑</mo>
            <mi>i</mi>
          </msub>
          <mrow>
            <msub>
              <mi>α</mi>
              <mi>i</mi>
            </msub>
            <mrow>
              <mo fence="true" stretchy="false">[</mo>
              <mrow>
                <mrow>
                  <msub>
                    <mi>y</mi>
                    <mi>i</mi>
                  </msub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sub>
                                <mi>x</mi>
                                <mi>i</mi>
                              </msub>
                              <mo>¯</mo>
                            </mover>
                            <mo stretchy="false">∗</mo>
                            <mover accent="true">
                              <mi>w</mi>
                              <mo>¯</mo>
                            </mover>
                          </mrow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]</mo>
            </mrow>
          </mrow>
        </mrow>
      </mrow>
    </mrow>
    <annotation encoding="StarMath 5.0">L_{ min(w,b) } (w,b)=  1 over 2 {abs w} ^2 - sum_i{ %alpha_i [ y_i (overline{x_i}*overline{w} + b) - 1 ] }</annotation>
  </semantics>
</math>
</file>

<file path=Object 26/content.xml><?xml version="1.0" encoding="utf-8"?>
<math xmlns="http://www.w3.org/1998/Math/MathML" display="block">
  <semantics>
    <mrow>
      <mi mathvariant="italic">By</mi>
      <mi mathvariant="italic">considering</mi>
      <mi mathvariant="normal">:</mi>
      <mrow>
        <mfrac>
          <msup>
            <mrow>
              <mo fence="true" stretchy="true">|</mo>
              <mrow>
                <mi>w</mi>
              </mrow>
              <mo fence="true" stretchy="true">|</mo>
            </mrow>
            <mn>2</mn>
          </msup>
          <mrow>
            <mo stretchy="false">∂</mo>
            <mi>w</mi>
          </mrow>
        </mfrac>
        <mo stretchy="false">=</mo>
        <mfrac>
          <mrow>
            <mover accent="true">
              <mi>w</mi>
              <mo>¯</mo>
            </mover>
            <mo stretchy="false">∗</mo>
            <mover accent="true">
              <mi>w</mi>
              <mo>¯</mo>
            </mover>
          </mrow>
          <mrow>
            <mo stretchy="false">∂</mo>
            <mi>w</mi>
          </mrow>
        </mfrac>
      </mrow>
    </mrow>
    <annotation encoding="StarMath 5.0">By considering : { abs w }^2 over { partial w } = { overline{w}*overline{w}} over { partial w }</annotation>
  </semantics>
</math>
</file>

<file path=Object 27/content.xml><?xml version="1.0" encoding="utf-8"?>
<math xmlns="http://www.w3.org/1998/Math/MathML" display="block">
  <semantics>
    <mrow>
      <mfrac>
        <mrow>
          <mi>L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  <mrow>
          <mo stretchy="false">∂</mo>
          <mi>w</mi>
        </mrow>
      </mfrac>
      <mo stretchy="false">=</mo>
      <mrow>
        <mover accent="true">
          <mi>w</mi>
          <mo>¯</mo>
        </mover>
        <mo stretchy="false">−</mo>
        <mrow>
          <msub>
            <mo stretchy="false">∑</mo>
            <mi>i</mi>
          </msub>
          <mrow>
            <msub>
              <mi>α</mi>
              <mi>i</mi>
            </msub>
            <msub>
              <mi>y</mi>
              <mi>i</mi>
            </msub>
            <mover accent="true">
              <mi>x</mi>
              <mo>¯</mo>
            </mover>
          </mrow>
        </mrow>
      </mrow>
    </mrow>
    <annotation encoding="StarMath 5.0">{L(w,b)} over{ partial w } = overline{ w } - sum_i{ %alpha_i y_i overline{x}}
</annotation>
  </semantics>
</math>
</file>

<file path=Object 28/content.xml><?xml version="1.0" encoding="utf-8"?>
<math xmlns="http://www.w3.org/1998/Math/MathML" display="block">
  <semantics>
    <mrow>
      <mfrac>
        <mrow>
          <mi>L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  <mrow>
          <mo stretchy="false">∂</mo>
          <mi>b</mi>
        </mrow>
      </mfrac>
      <mo stretchy="false">=</mo>
      <mrow>
        <mo stretchy="false">−</mo>
        <mrow>
          <msub>
            <mo stretchy="false">∑</mo>
            <mi>i</mi>
          </msub>
          <mrow>
            <msub>
              <mi>α</mi>
              <mi>i</mi>
            </msub>
            <msub>
              <mi>y</mi>
              <mi>i</mi>
            </msub>
          </mrow>
        </mrow>
      </mrow>
    </mrow>
    <annotation encoding="StarMath 5.0">{ L(w,b) } over { partial b } = -sum_i{ %alpha_i y_i }</annotation>
  </semantics>
</math>
</file>

<file path=Object 29/content.xml><?xml version="1.0" encoding="utf-8"?>
<math xmlns="http://www.w3.org/1998/Math/MathML" display="block">
  <semantics>
    <mrow>
      <mi>G</mi>
      <mo stretchy="false">=</mo>
      <mrow>
        <mo fence="true" stretchy="true">|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Y</mi>
                        <mi>k</mi>
                      </msub>
                      <mo stretchy="false">+</mo>
                      <msub>
                        <mi>Y</mi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</mrow>
        </mrow>
        <mo fence="true" stretchy="true">|</mo>
      </mrow>
    </mrow>
    <annotation encoding="StarMath 5.0">G = abs{ 1 - sum from{k=2} to{n} {(X_k - X_{k-1})(Y_k+ Y_{k-1} )}  }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>θ</mi>
              </mrow>
              <mo fence="true" stretchy="false">)</mo>
            </mrow>
          </mrow>
          <mrow>
            <mo stretchy="false">∂</mo>
            <msub>
              <mi>θ</mi>
              <mi>j</mi>
            </msub>
          </mrow>
        </mfrac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(</mo>
          <mrow>
            <mrow>
              <mi>h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)</mo>
        </mrow>
      </mrow>
      <msubsup>
        <mi>x</mi>
        <mi>j</mi>
        <mi>i</mi>
      </msubsup>
    </mrow>
    <annotation encoding="StarMath 5.0">{partial J(%theta)} over {partial %theta_j} = {1} over {m}  sum from{i=1} to{m} ( h(x_i) - y_i )x_j^i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b</mi>
            <mi>i</mi>
          </msub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a( x ) = 1 over N sum from { i=1 } to { N } { b_i(x) }</annotation>
  </semantics>
</math>
</file>

<file path=Object 4/content.xml><?xml version="1.0" encoding="utf-8"?>
<math xmlns="http://www.w3.org/1998/Math/MathML" display="block">
  <semantics>
    <mrow>
      <mi>E</mi>
      <mrow>
        <msub>
          <mrow>
            <mo fence="true" stretchy="false">[</mo>
            <mrow>
              <msup>
                <mi>g</mi>
                <mn>2</mn>
              </msup>
            </mrow>
            <mo fence="true" stretchy="false">]</mo>
          </mrow>
          <mi>t</mi>
        </msub>
        <mo stretchy="false">=</mo>
        <mi>γ</mi>
      </mrow>
      <mi>E</mi>
      <mrow>
        <msub>
          <mrow>
            <mo fence="true" stretchy="false">[</mo>
            <mrow>
              <msup>
                <mi>g</mi>
                <mn>2</mn>
              </msup>
            </mrow>
            <mo fence="true" stretchy="false">]</mo>
          </mrow>
          <mrow>
            <mi>t</mi>
            <mo stretchy="false">−</mo>
            <mn>1</mn>
          </mrow>
        </msub>
        <mo stretchy="false">+</mo>
        <mrow>
          <mo fence="true" stretchy="false">(</mo>
          <mrow>
            <mrow>
              <mn>1</mn>
              <mo stretchy="false">−</mo>
              <mi>γ</mi>
            </mrow>
          </mrow>
          <mo fence="true" stretchy="false">)</mo>
        </mrow>
      </mrow>
      <msubsup>
        <mi>g</mi>
        <mi>t</mi>
        <mn>2</mn>
      </msubsup>
    </mrow>
    <annotation encoding="StarMath 5.0">E[ g^2 ]_t = %gamma E[ g^2 ]_{t-1} + (1 - %gamma) g_t^2 </annotation>
  </semantics>
</math>
</file>

<file path=Object 5/content.xml><?xml version="1.0" encoding="utf-8"?>
<math xmlns="http://www.w3.org/1998/Math/MathML" display="block">
  <semantics>
    <mrow>
      <msub>
        <mi>θ</mi>
        <mrow>
          <mi>t</mi>
          <mo stretchy="false">+</mo>
          <mn>1</mn>
        </mrow>
      </msub>
      <mo stretchy="false">=</mo>
      <mrow>
        <msub>
          <mi>θ</mi>
          <mi>t</mi>
        </msub>
        <mo stretchy="false">−</mo>
        <mfrac>
          <mi>η</mi>
          <msqrt>
            <mrow>
              <mo fence="true" stretchy="false">(</mo>
              <mrow>
                <mrow>
                  <mi>E</mi>
                  <mrow>
                    <msub>
                      <mrow>
                        <mo fence="true" stretchy="false">[</mo>
                        <mrow>
                          <msup>
                            <mi>g</mi>
                            <mn>2</mn>
                          </msup>
                        </mrow>
                        <mo fence="true" stretchy="false">]</mo>
                      </mrow>
                      <mi>t</mi>
                    </msub>
                    <mo stretchy="false">+</mo>
                    <mi>ε</mi>
                  </mrow>
                </mrow>
              </mrow>
              <mo fence="true" stretchy="false">)</mo>
            </mrow>
          </msqrt>
        </mfrac>
      </mrow>
    </mrow>
    <annotation encoding="StarMath 5.0">%theta _{ t+1 } = %theta_t - { %ieta } over {sqrt (E[g^2]_t + %varepsilon )} </annotation>
  </semantics>
</math>
</file>

<file path=Object 6/content.xml><?xml version="1.0" encoding="utf-8"?>
<math xmlns="http://www.w3.org/1998/Math/MathML" display="block">
  <semantics>
    <mrow>
      <mi>J</mi>
      <mrow>
        <msub>
          <mrow>
            <mo fence="true" stretchy="false">(</mo>
            <mrow>
              <mi>θ</mi>
            </mrow>
            <mo fence="true" stretchy="false">)</mo>
          </mrow>
          <mi mathvariant="italic">LASSO</mi>
        </msub>
        <mo stretchy="false">=</mo>
        <mi>J</mi>
      </mrow>
      <mrow>
        <mrow>
          <mo fence="true" stretchy="false">(</mo>
          <mrow>
            <mi>θ</mi>
          </mrow>
          <mo fence="true" stretchy="false">)</mo>
        </mrow>
        <mo stretchy="false">+</mo>
        <mi>λ</mi>
      </mrow>
      <msub>
        <mrow>
          <mo fence="true" stretchy="false">‖</mo>
          <mrow>
            <mi>x</mi>
          </mrow>
          <mo fence="true" stretchy="false">‖</mo>
        </mrow>
        <mn>2</mn>
      </msub>
    </mrow>
    <annotation encoding="StarMath 5.0">J( %theta )_LASSO = J( %theta ) + %lambda ldline x rdline _2
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J</mi>
            <msub>
              <mrow>
                <mo fence="true" stretchy="false">(</mo>
                <mrow>
                  <mi>θ</mi>
                </mrow>
                <mo fence="true" stretchy="false">)</mo>
              </mrow>
              <mi mathvariant="italic">LASSO</mi>
            </msub>
          </mrow>
          <mrow>
            <mo stretchy="false">∂</mo>
            <msub>
              <mi>θ</mi>
              <mi>j</mi>
            </msub>
          </mrow>
        </mfrac>
        <mo stretchy="false">=</mo>
        <mrow>
          <mfrac>
            <mrow>
              <mo stretchy="false">∂</mo>
              <mi>J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o stretchy="false">∂</mo>
              <msub>
                <mi>θ</mi>
                <mi>j</mi>
              </msub>
            </mrow>
          </mfrac>
          <mo stretchy="false">+</mo>
          <mi>λ</mi>
        </mrow>
      </mrow>
      <msub>
        <mi>θ</mi>
        <mi>j</mi>
      </msub>
    </mrow>
    <annotation encoding="StarMath 5.0">{partial  J( %theta )_LASSO} over {partial %theta_j} =  {partial J(%theta) } over {partial %theta_j} + %lambda %theta_j	</annotation>
  </semantics>
</math>
</file>

<file path=Object 8/content.xml><?xml version="1.0" encoding="utf-8"?>
<math xmlns="http://www.w3.org/1998/Math/MathML" display="block">
  <semantics>
    <mrow>
      <mi>J</mi>
      <mrow>
        <msub>
          <mrow>
            <mo fence="true" stretchy="false">(</mo>
            <mrow>
              <mi>θ</mi>
            </mrow>
            <mo fence="true" stretchy="false">)</mo>
          </mrow>
          <mi mathvariant="italic">RIDGE</mi>
        </msub>
        <mo stretchy="false">=</mo>
        <mi>J</mi>
      </mrow>
      <mrow>
        <mrow>
          <mo fence="true" stretchy="false">(</mo>
          <mrow>
            <mi>θ</mi>
          </mrow>
          <mo fence="true" stretchy="false">)</mo>
        </mrow>
        <mo stretchy="false">=</mo>
        <mi>λ</mi>
      </mrow>
      <mrow>
        <mo fence="true" stretchy="true">|</mo>
        <mrow>
          <mi>θ</mi>
        </mrow>
        <mo fence="true" stretchy="true">|</mo>
      </mrow>
    </mrow>
    <annotation encoding="StarMath 5.0">J( %theta )_RIDGE = J( %theta ) = %lambda abs{ %theta }
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J</mi>
            <msub>
              <mrow>
                <mo fence="true" stretchy="false">(</mo>
                <mrow>
                  <mi>θ</mi>
                </mrow>
                <mo fence="true" stretchy="false">)</mo>
              </mrow>
              <mi mathvariant="italic">RIDGE</mi>
            </msub>
          </mrow>
          <mrow>
            <mo stretchy="false">∂</mo>
            <msub>
              <mi>θ</mi>
              <mi>j</mi>
            </msub>
          </mrow>
        </mfrac>
        <mo stretchy="false">=</mo>
        <mrow>
          <mfrac>
            <mrow>
              <mo stretchy="false">∂</mo>
              <mi>J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o stretchy="false">∂</mo>
              <msub>
                <mi>θ</mi>
                <mi>j</mi>
              </msub>
            </mrow>
          </mfrac>
          <mo stretchy="false">+</mo>
          <mi>λ</mi>
        </mrow>
      </mrow>
      <mi mathvariant="italic">sign</mi>
      <mrow>
        <mo fence="true" stretchy="false">(</mo>
        <mrow>
          <msub>
            <mi>θ</mi>
            <mi>j</mi>
          </msub>
        </mrow>
        <mo fence="true" stretchy="false">)</mo>
      </mrow>
    </mrow>
    <annotation encoding="StarMath 5.0">{partial J( %theta )_RIDGE} over {partial %theta_j} =  {partial J(%theta) } over {partial %theta_j} + %lambda sign(%theta_j)	</annotation>
  </semantics>
</math>
</file>